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style style:name="P2" style:family="paragraph" style:parent-style-name="Standard">
      <style:paragraph-properties fo:text-align="center" style:justify-single-word="false"/>
      <style:text-properties style:font-name="Comic Sans MS" fo:font-size="24pt" style:font-size-asian="24pt" style:font-size-complex="24pt"/>
    </style:style>
    <style:style style:name="P3" style:family="paragraph" style:parent-style-name="Heading_20_1">
      <style:paragraph-properties fo:margin-left="-0.127cm" fo:margin-right="0cm" fo:text-indent="0cm" style:auto-text-indent="false" fo:break-before="page">
        <style:tab-stops>
          <style:tab-stop style:position="1.08cm"/>
        </style:tab-stops>
      </style:paragraph-properties>
    </style:style>
    <style:style style:name="P4" style:family="paragraph" style:parent-style-name="Standard">
      <style:paragraph-properties fo:margin-left="0.953cm" fo:margin-right="0cm" fo:text-indent="0cm" style:auto-text-indent="false"/>
      <style:text-properties style:font-name="Comic Sans MS" fo:font-size="10pt" fo:language="fr" fo:country="FR" style:font-size-asian="10pt" style:language-asian="fr" style:country-asian="FR" style:font-size-complex="10pt"/>
    </style:style>
    <style:style style:name="P5" style:family="paragraph" style:parent-style-name="Standard">
      <style:paragraph-properties fo:margin-left="0.953cm" fo:margin-right="0cm" fo:text-indent="0cm" style:auto-text-indent="false" fo:break-before="page"/>
      <style:text-properties style:font-name="Comic Sans MS" fo:font-size="10pt" fo:language="fr" fo:country="FR" style:font-size-asian="10pt" style:language-asian="fr" style:country-asian="FR" style:font-size-complex="10pt"/>
    </style:style>
    <style:style style:name="P6" style:family="paragraph" style:parent-style-name="Standard">
      <style:paragraph-properties fo:margin-left="0.953cm" fo:margin-right="0cm" fo:text-indent="0cm" style:auto-text-indent="false"/>
      <style:text-properties fo:font-size="10pt" style:font-size-asian="10pt" style:font-size-complex="10pt"/>
    </style:style>
    <style:style style:name="P7" style:family="paragraph" style:parent-style-name="Heading_20_1">
      <style:paragraph-properties fo:margin-left="0cm" fo:margin-right="0cm" fo:text-indent="0cm" style:auto-text-indent="false">
        <style:tab-stops>
          <style:tab-stop style:position="0.953cm"/>
        </style:tab-stops>
      </style:paragraph-properties>
    </style:style>
    <style:style style:name="P8" style:family="paragraph" style:parent-style-name="Standard">
      <style:paragraph-properties fo:margin-left="0.953cm" fo:margin-right="0cm" fo:text-indent="0cm" style:auto-text-indent="false"/>
    </style:style>
    <style:style style:name="P9" style:family="paragraph" style:parent-style-name="Standard">
      <style:paragraph-properties fo:margin-left="0.953cm" fo:margin-right="0cm" fo:text-indent="0cm" style:auto-text-indent="false"/>
      <style:text-properties style:font-name="Comic Sans MS" fo:font-size="10pt" style:font-size-asian="10pt" style:font-size-complex="10pt"/>
    </style:style>
    <style:style style:name="P10" style:family="paragraph" style:parent-style-name="Standard" style:list-style-name="WW8Num16"/>
    <style:style style:name="P11" style:family="paragraph" style:parent-style-name="Standard">
      <style:text-properties style:font-name="Comic Sans MS" fo:font-size="10pt" style:font-size-asian="10pt" style:font-size-complex="10pt"/>
    </style:style>
    <style:style style:name="P12" style:family="paragraph" style:parent-style-name="Standard" style:list-style-name="WW8Num17"/>
    <style:style style:name="P13" style:family="paragraph" style:parent-style-name="Standard" style:list-style-name="WW8Num17">
      <style:text-properties style:font-name="Courier New1"/>
    </style:style>
    <style:style style:name="P14" style:family="paragraph" style:parent-style-name="Standard" style:list-style-name="WW8Num13">
      <style:text-properties style:font-name="Courier New1" fo:font-size="10pt" style:font-size-asian="10pt" style:font-size-complex="10pt"/>
    </style:style>
    <style:style style:name="P15" style:family="paragraph" style:parent-style-name="Standard" style:list-style-name="WW8Num13"/>
    <style:style style:name="P16" style:family="paragraph" style:parent-style-name="Heading_20_1">
      <style:paragraph-properties fo:break-before="page">
        <style:tab-stops>
          <style:tab-stop style:position="0.953cm"/>
        </style:tab-stops>
      </style:paragraph-properties>
    </style:style>
    <style:style style:name="P17" style:family="paragraph" style:parent-style-name="Heading_20_2">
      <style:text-properties fo:language="en" fo:country="GB"/>
    </style:style>
    <style:style style:name="P18" style:family="paragraph" style:parent-style-name="Standard">
      <style:paragraph-properties fo:margin-left="0.953cm" fo:margin-right="0cm" fo:text-indent="0cm" style:auto-text-indent="false"/>
      <style:text-properties style:font-name="Courier New" fo:font-size="10pt" fo:language="en" fo:country="GB" style:font-size-asian="10pt" style:font-name-complex="Courier New" style:font-size-complex="10pt"/>
    </style:style>
    <style:style style:name="P19" style:family="paragraph" style:parent-style-name="Standard">
      <style:paragraph-properties fo:margin-left="0.953cm" fo:margin-right="0cm" fo:text-indent="0cm" style:auto-text-indent="false"/>
      <style:text-properties style:font-name="Comic Sans MS" fo:font-size="10pt" fo:language="en" fo:country="GB" style:font-size-asian="10pt" style:font-size-complex="10pt"/>
    </style:style>
    <style:style style:name="P20" style:family="paragraph" style:parent-style-name="Standard">
      <style:paragraph-properties fo:margin-left="0.953cm" fo:margin-right="0cm" fo:text-indent="0cm" style:auto-text-indent="false" fo:break-before="page"/>
      <style:text-properties style:font-name="Comic Sans MS" fo:font-size="10pt" style:font-size-asian="10pt" style:font-size-complex="10pt"/>
    </style:style>
    <style:style style:name="P21" style:family="paragraph" style:parent-style-name="Standard" style:list-style-name="WW8Num8"/>
    <style:style style:name="P22" style:family="paragraph" style:parent-style-name="Standard">
      <style:paragraph-properties fo:margin-left="1.016cm" fo:margin-right="0cm" fo:text-indent="0cm" style:auto-text-indent="false"/>
    </style:style>
    <style:style style:name="P23" style:family="paragraph" style:parent-style-name="Standard">
      <style:paragraph-properties fo:margin-left="0.953cm" fo:margin-right="0cm" fo:text-indent="0cm" style:auto-text-indent="false"/>
      <style:text-properties style:font-name="Comic Sans MS" fo:font-size="10pt" style:font-size-asian="10pt"/>
    </style:style>
    <style:style style:name="P24" style:family="paragraph" style:parent-style-name="Standard" style:list-style-name="WW8Num7">
      <style:text-properties style:font-name="Comic Sans MS" fo:font-size="10pt" style:font-size-asian="10pt" style:font-size-complex="10pt"/>
    </style:style>
    <style:style style:name="P25" style:family="paragraph" style:parent-style-name="Standard">
      <style:paragraph-properties fo:margin-left="1.249cm" fo:margin-right="0cm" fo:text-indent="0cm" style:auto-text-indent="false"/>
      <style:text-properties style:font-name="Comic Sans MS" fo:font-size="10pt" style:font-size-asian="10pt" style:font-size-complex="10pt"/>
    </style:style>
    <style:style style:name="P26" style:family="paragraph" style:parent-style-name="Standard">
      <style:paragraph-properties fo:margin-left="0.953cm" fo:margin-right="0cm" fo:text-indent="0cm" style:auto-text-indent="false" fo:break-before="page"/>
    </style:style>
    <style:style style:name="P27" style:family="paragraph" style:parent-style-name="Standard">
      <style:paragraph-properties fo:margin-left="0.953cm" fo:margin-right="0cm" fo:text-indent="0cm" style:auto-text-indent="false"/>
      <style:text-properties fo:language="fr" fo:country="FR"/>
    </style:style>
    <style:style style:name="P28" style:family="paragraph" style:parent-style-name="Standard">
      <style:paragraph-properties fo:margin-left="0.953cm" fo:margin-right="0cm" fo:text-indent="0cm" style:auto-text-indent="false"/>
      <style:text-properties style:font-name="Courier New" fo:font-size="8pt" fo:language="en" fo:country="GB" style:font-size-asian="8pt" style:language-asian="fr" style:country-asian="FR" style:font-name-complex="Courier New" style:font-size-complex="8pt"/>
    </style:style>
    <style:style style:name="P29" style:family="paragraph" style:parent-style-name="Standard">
      <style:paragraph-properties>
        <style:tab-stops>
          <style:tab-stop style:position="1.588cm"/>
        </style:tab-stops>
      </style:paragraph-properties>
      <style:text-properties fo:language="en" fo:country="GB"/>
    </style:style>
    <style:style style:name="P30" style:family="paragraph" style:parent-style-name="Standard">
      <style:paragraph-properties fo:margin-left="0.953cm" fo:margin-right="0cm" fo:text-indent="0cm" style:auto-text-indent="false"/>
      <style:text-properties style:font-name="Comic Sans MS"/>
    </style:style>
    <style:style style:name="P31" style:family="paragraph" style:parent-style-name="Standard">
      <style:paragraph-properties fo:margin-left="0.953cm" fo:margin-right="0cm" fo:text-indent="0cm" style:auto-text-indent="false"/>
      <style:text-properties style:font-name="Comic Sans MS" fo:language="en" fo:country="GB"/>
    </style:style>
    <style:style style:name="P32" style:family="paragraph" style:parent-style-name="Standard">
      <style:paragraph-properties fo:margin-left="0.953cm" fo:margin-right="0cm" fo:text-indent="0cm" style:auto-text-indent="false" fo:break-before="page"/>
      <style:text-properties style:font-name="Comic Sans MS"/>
    </style:style>
    <style:style style:name="P33" style:family="paragraph" style:parent-style-name="Standard" style:list-style-name="WW8Num5"/>
    <style:style style:name="P34" style:family="paragraph" style:parent-style-name="Standard" style:list-style-name="WW8Num12"/>
    <style:style style:name="P35" style:family="paragraph" style:parent-style-name="Heading_20_1">
      <style:paragraph-properties fo:break-before="page"/>
    </style:style>
    <style:style style:name="P36" style:family="paragraph" style:parent-style-name="Standard">
      <style:paragraph-properties fo:margin-left="0.953cm" fo:margin-right="0cm" fo:text-indent="0cm" style:auto-text-indent="false" fo:break-before="page"/>
      <style:text-properties style:font-name="Comic Sans MS" fo:font-size="10pt" style:font-size-asian="10pt"/>
    </style:style>
    <style:style style:name="P37" style:family="paragraph" style:parent-style-name="Standard" style:list-style-name="WW8Num9">
      <style:text-properties style:font-name="Comic Sans MS" fo:font-size="10pt" style:font-size-asian="10pt"/>
    </style:style>
    <style:style style:name="P38" style:family="paragraph" style:parent-style-name="Standard" style:list-style-name="WW8Num1">
      <style:text-properties style:font-name="Comic Sans MS" fo:font-size="10pt" style:font-size-asian="10pt"/>
    </style:style>
    <style:style style:name="P39" style:family="paragraph" style:parent-style-name="Standard" style:list-style-name="WW8Num2">
      <style:text-properties style:font-name="Comic Sans MS" fo:font-size="10pt" style:font-size-asian="10pt"/>
    </style:style>
    <style:style style:name="P40" style:family="paragraph" style:parent-style-name="Standard">
      <style:text-properties style:font-name="Courier New" fo:font-size="10pt" style:font-size-asian="10pt"/>
    </style:style>
    <style:style style:name="T1" style:family="text">
      <style:text-properties style:font-name="Courier New1" fo:font-size="9pt" fo:language="en" fo:country="GB" style:font-size-asian="9pt" style:font-name-complex="Courier New" style:font-size-complex="9pt"/>
    </style:style>
    <style:style style:name="T2" style:family="text" style:parent-style-name="droit_20_Car">
      <style:text-properties style:font-name="Courier New1" fo:font-size="9pt" style:font-size-asian="9pt" style:font-size-complex="9pt"/>
    </style:style>
    <style:style style:name="T3" style:family="text" style:parent-style-name="droit_20_Car">
      <style:text-properties style:font-name="Courier New1" fo:font-size="9pt" fo:language="en" fo:country="GB" style:font-size-asian="9pt" style:font-name-complex="Courier New" style:font-size-complex="9pt"/>
    </style:style>
    <style:style style:name="T4" style:family="text" style:parent-style-name="droit_20_Car">
      <style:text-properties style:font-name="Courier New1" fo:font-size="9pt" fo:language="fr" fo:country="FR" style:font-size-asian="9pt" style:language-asian="fr" style:country-asian="FR" style:font-size-complex="9pt"/>
    </style:style>
    <style:style style:name="T5" style:family="text" style:parent-style-name="droit_20_Car">
      <style:text-properties style:font-name="Courier New1" fo:font-size="9pt" style:font-size-asian="9pt" style:font-name-complex="Courier New" style:font-size-complex="9pt"/>
    </style:style>
    <style:style style:name="T6" style:family="text" style:parent-style-name="droit_20_Car">
      <style:text-properties style:font-name="Courier New1" fo:font-size="9pt" fo:language="fr" fo:country="FR" style:font-size-asian="9pt" style:font-size-complex="9pt"/>
    </style:style>
    <style:style style:name="T7" style:family="text" style:parent-style-name="droit_20_Car">
      <style:text-properties style:font-name="Courier New1" fo:font-size="9pt" fo:language="en" fo:country="GB" style:font-size-asian="9pt" style:language-asian="fr" style:country-asian="FR" style:font-size-complex="9pt"/>
    </style:style>
    <style:style style:name="T8" style:family="text" style:parent-style-name="droit_20_Car">
      <style:text-properties style:font-name="Courier New1" fo:font-size="9pt" style:font-size-asian="9pt" style:language-asian="fr" style:country-asian="FR" style:font-size-complex="9pt"/>
    </style:style>
    <style:style style:name="T9" style:family="text">
      <style:text-properties style:font-name="Comic Sans MS" fo:font-size="10pt" style:font-size-asian="10pt" style:font-size-complex="10pt"/>
    </style:style>
    <style:style style:name="T10" style:family="text">
      <style:text-properties style:font-name="Courier New1" fo:font-size="10pt" style:font-size-asian="10pt" style:font-name-complex="Courier New" style:font-size-complex="10pt"/>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1" fo:font-size="10pt" style:font-size-asian="10pt" style:font-size-complex="10pt"/>
    </style:style>
    <style:style style:name="T14" style:family="text">
      <style:text-properties style:font-name="Courier New1" fo:font-size="10pt" fo:language="en" fo:country="GB" style:font-size-asian="10pt" style:font-name-complex="Courier New" style:font-size-complex="10pt"/>
    </style:style>
    <style:style style:name="T15" style:family="text">
      <style:text-properties style:font-name="Courier New1" fo:font-size="10pt" fo:language="en" fo:country="GB" style:font-size-asian="10pt" style:font-size-complex="10pt"/>
    </style:style>
    <style:style style:name="T16" style:family="text">
      <style:text-properties style:font-name="Courier New1" fo:font-size="10pt" fo:language="en" fo:country="GB" style:font-size-asian="10pt" style:font-name-complex="Courier New" style:font-size-complex="10pt"/>
    </style:style>
    <style:style style:name="T17" style:family="text">
      <style:text-properties fo:font-size="10pt" fo:language="en" fo:country="GB" style:font-size-asian="10pt" style:font-name-complex="Courier New" style:font-size-complex="10pt"/>
    </style:style>
    <style:style style:name="T18" style:family="text">
      <style:text-properties fo:font-size="10pt" fo:language="en" fo:country="GB" style:font-size-asian="10pt" style:font-size-complex="10pt"/>
    </style:style>
    <style:style style:name="T19" style:family="text">
      <style:text-properties style:font-name="Courier New1" fo:font-size="10pt" style:font-size-asian="10pt" style:font-name-complex="Courier New" style:font-size-complex="10pt"/>
    </style:style>
    <style:style style:name="T20" style:family="text">
      <style:text-properties fo:font-size="10pt" style:font-size-asian="10pt" style:font-name-complex="Courier New" style:font-size-complex="10pt"/>
    </style:style>
    <style:style style:name="T21" style:family="text">
      <style:text-properties fo:font-size="10pt" style:font-size-asian="10pt" style:font-size-complex="10pt"/>
    </style:style>
    <style:style style:name="T22" style:family="text">
      <style:text-properties style:font-name-complex="Courier New"/>
    </style:style>
    <style:style style:name="T23" style:family="text">
      <style:text-properties style:font-name="Courier New1" fo:font-size="10pt" fo:language="en" fo:country="GB" style:font-size-asian="10pt" style:font-size-complex="10pt"/>
    </style:style>
    <style:style style:name="T24" style:family="text">
      <style:text-properties fo:language="en" fo:country="GB" style:font-name-complex="Courier New"/>
    </style:style>
    <style:style style:name="T25" style:family="text">
      <style:text-properties fo:language="en" fo:country="GB"/>
    </style:style>
    <style:style style:name="T26" style:family="text">
      <style:text-properties style:font-name="Comic Sans MS"/>
    </style:style>
    <style:style style:name="T27" style:family="text" style:parent-style-name="droit_20_Car">
      <style:text-properties fo:font-size="10pt" fo:language="fr" fo:country="FR" style:font-size-asian="10pt" style:font-size-complex="10pt"/>
    </style:style>
    <style:style style:name="T28" style:family="text">
      <style:text-properties style:font-name="Courier New" fo:font-size="10pt" fo:language="fr" fo:country="FR" style:font-size-asian="10pt" style:language-asian="fr" style:country-asian="FR" style:font-name-complex="Courier New" style:font-size-complex="10pt"/>
    </style:style>
    <style:style style:name="T29" style:family="text" style:parent-style-name="droit_20_Car">
      <style:text-properties fo:language="fr" fo:country="FR"/>
    </style:style>
    <style:style style:name="T30" style:family="text" style:parent-style-name="droit_20_Car">
      <style:text-properties fo:font-size="10pt" style:font-size-asian="10pt" style:font-size-complex="10pt"/>
    </style:style>
    <style:style style:name="T31" style:family="text" style:parent-style-name="Internet_20_link">
      <style:text-properties style:font-name="Comic Sans MS" fo:font-size="10pt" style:font-size-asian="10pt" style:font-size-complex="10pt"/>
    </style:style>
    <style:style style:name="T32" style:family="text">
      <style:text-properties style:font-name="Courier New" fo:font-size="8pt" fo:language="en" fo:country="GB" style:font-size-asian="8pt" style:language-asian="fr" style:country-asian="FR" style:font-name-complex="Courier New" style:font-size-complex="8pt"/>
    </style:style>
    <style:style style:name="T33" style:family="text">
      <style:text-properties fo:language="en" fo:country="GB" style:language-asian="fr" style:country-asian="FR"/>
    </style:style>
    <style:style style:name="T34" style:family="text">
      <style:text-properties style:font-name="Courier New" fo:font-size="8pt" fo:language="fr" fo:country="FR" style:font-size-asian="8pt" style:language-asian="fr" style:country-asian="FR" style:font-name-complex="Courier New" style:font-size-complex="8pt"/>
    </style:style>
    <style:style style:name="T35" style:family="text" style:parent-style-name="droit_20_Car">
      <style:text-properties fo:font-size="10pt" fo:language="fr" fo:country="FR" style:font-size-asian="10pt" style:language-asian="fr" style:country-asian="FR" style:font-size-complex="10pt"/>
    </style:style>
    <style:style style:name="T36" style:family="text" style:parent-style-name="droit_20_Car">
      <style:text-properties fo:language="fr" fo:country="FR" style:language-asian="fr" style:country-asian="FR"/>
    </style:style>
    <style:style style:name="T37" style:family="text">
      <style:text-properties style:font-name="Comic Sans MS" fo:font-size="10pt" fo:language="en" fo:country="GB" style:font-size-asian="10pt" style:font-size-complex="10pt"/>
    </style:style>
    <style:style style:name="T38" style:family="text">
      <style:text-properties style:font-name="Comic Sans MS" fo:font-size="8pt" fo:language="en" fo:country="GB" style:font-size-asian="8pt" style:font-size-complex="8pt"/>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estion du serveur HTTP</text:p>
      <text:h text:style-name="P3" text:outline-level="1">L'Arborescence du serveur</text:h>
      <text:p text:style-name="P4"/>
      <text:p text:style-name="P4"><text:span text:style-name="T1">/home/http/ </text:span><text:span text:style-name="T2">(root:root rwx r-x r-x / 0755)</text:span></text:p>
      <text:p text:style-name="P4"><text:span text:style-name="T2">___</text:span></text:p>
      <text:p text:style-name="P4"><text:span text:style-name="T2"><text:s/>|--o </text:span><text:span text:style-name="T3">_CONF/ </text:span><text:span text:style-name="droit_20_Car"><text:span text:style-name="T2">(hew:www-data rwx r-x --- / 0750)</text:span></text:span></text:p>
      <text:p text:style-name="P4"><text:span text:style-name="T2"><text:s/>| <text:s text:c="3"/>___</text:span></text:p>
      <text:p text:style-name="P4"><text:span text:style-name="T2"><text:s/>| <text:s text:c="4"/>|--o apache2.conf (hew:hew rw- --- --- / 0600)</text:span></text:p>
      <text:p text:style-name="P4"><text:span text:style-name="T4"><text:s/>| <text:s text:c="4"/>|--o VirtualHostSSL.conf (hew:hew rw- --- --- / 0600)</text:span></text:p>
      <text:p text:style-name="P4"><text:span text:style-name="T2"><text:s/>| <text:s text:c="4"/>|--o </text:span><text:span text:style-name="T3">Includes.conf </text:span><text:span text:style-name="droit_20_Car"><text:span text:style-name="T2">(hew:hew rw- --- --- / 0600)</text:span></text:span></text:p>
      <text:p text:style-name="P4"><text:span text:style-name="T2"><text:s/>| <text:s text:c="4"/>|--o </text:span><text:span text:style-name="droit_20_Car"><text:span text:style-name="T3">modele/ </text:span></text:span><text:span text:style-name="droit_20_Car"><text:span text:style-name="droit_20_Car"><text:span text:style-name="T2">(hew:hew rwx --- --- / 0700)</text:span></text:span></text:span></text:p>
      <text:p text:style-name="P4"><text:span text:style-name="T2"><text:s/>| <text:s text:c="4"/>|--o php/ </text:span><text:span text:style-name="droit_20_Car"><text:span text:style-name="T4">(hew:hew rwx --- --- / 0700)</text:span></text:span></text:p>
      <text:p text:style-name="P4"><text:span text:style-name="T2"><text:s/>| <text:s text:c="4"/>| <text:s text:c="3"/>___</text:span></text:p>
      <text:p text:style-name="P4"><text:span text:style-name="T2"><text:s/>| <text:s text:c="4"/>| <text:s text:c="4"/>|--o magic.mime </text:span><text:span text:style-name="droit_20_Car"><text:span text:style-name="T4">(hew:hew rw- --- --- / 0600)</text:span></text:span></text:p>
      <text:p text:style-name="P4"><text:span text:style-name="T4"><text:s/>| <text:s text:c="4"/>|</text:span></text:p>
      <text:p text:style-name="P4"><text:span text:style-name="T2"><text:s/>| <text:s text:c="4"/>|--o suphp/ (hew:www-data rwx r-x --- / 0750)</text:span></text:p>
      <text:p text:style-name="P4"><text:span text:style-name="T2"><text:s/>| <text:s text:c="4"/>| <text:s text:c="3"/>___</text:span></text:p>
      <text:p text:style-name="P4"><text:span text:style-name="T2"><text:s/>| <text:s text:c="4"/>| <text:s text:c="4"/>|--o suphp.conf (hew:hew rw- --- --- / 0600)</text:span></text:p>
      <text:p text:style-name="P4"><text:span text:style-name="T2"><text:s/>| <text:s text:c="4"/>| <text:s text:c="4"/>|--o start_php4.sh (hew:www-data rwx r-x --- / 0750)</text:span></text:p>
      <text:p text:style-name="P4"><text:span text:style-name="T2"><text:s/>| <text:s text:c="4"/>| <text:s text:c="4"/>|--o start_php5.sh (hew:www-data rwx r-x --- / 0750)</text:span></text:p>
      <text:p text:style-name="P4"><text:span text:style-name="T2"><text:s/>| <text:s text:c="4"/>|</text:span></text:p>
      <text:p text:style-name="P4"><text:span text:style-name="T2"><text:s/>| <text:s text:c="4"/>|--o documentation/ (hew:hew rwx --- --- / 0700)</text:span></text:p>
      <text:p text:style-name="P4"><text:span text:style-name="T2"><text:s/>|</text:span></text:p>
      <text:p text:style-name="P4"><text:span text:style-name="T2"><text:s/>|--o _OUTILS/ (hew:www-data rwx r-s --- / 02750)</text:span></text:p>
      <text:p text:style-name="P4"><text:span text:style-name="T2"><text:s/>|--o _DEFAULT/ (hew:www-data rwx r-x --- / 0750)</text:span></text:p>
      <text:p text:style-name="P4"><text:span text:style-name="T2"><text:s/>|--o &lt;client&gt;/ (hew:www-data rwx r-s --- / 02750)</text:span></text:p>
      <text:p text:style-name="P4"><text:span text:style-name="T2"><text:s text:c="6"/>___</text:span></text:p>
      <text:p text:style-name="P4"><text:span text:style-name="T2"><text:s text:c="7"/>|--o &lt;domaine&gt;/ (hew:www-data rwx r-x --- / 0750)</text:span></text:p>
      <text:p text:style-name="P4"><text:span text:style-name="T2"><text:s text:c="12"/>___</text:span></text:p>
      <text:p text:style-name="P4"><text:span text:style-name="T2"><text:s text:c="13"/>|--o </text:span><text:span text:style-name="T5">&lt;sous-domaine&gt;/ </text:span><text:span text:style-name="droit_20_Car"><text:span text:style-name="T6">(hew:&lt;</text:span></text:span><text:span text:style-name="droit_20_Car"><text:span text:style-name="T2">s-domaine</text:span></text:span><text:span text:style-name="droit_20_Car"><text:span text:style-name="T6">&gt; rwx r-s --- / 02750)</text:span></text:span></text:p>
      <text:p text:style-name="P4"><text:span text:style-name="T6"><text:s text:c="18"/>___</text:span></text:p>
      <text:p text:style-name="P4"><text:span text:style-name="T6"><text:s text:c="19"/>|--o BIN/ (hew:&lt;s-domaine&gt; rwx r-s --- / 02750)</text:span></text:p>
      <text:p text:style-name="P4"><text:span text:style-name="T6"><text:s text:c="19"/>|--o CONF/ (hew:</text:span><text:span text:style-name="droit_20_Car"><text:span text:style-name="T4">&lt;s-domaine&gt;</text:span></text:span><text:span text:style-name="T6"> rwx r-s --- / 02750)</text:span></text:p>
      <text:p text:style-name="P4"><text:span text:style-name="T6"><text:s text:c="19"/>| <text:s text:c="3"/>___</text:span></text:p>
      <text:p text:style-name="P4"><text:span text:style-name="T6"><text:s text:c="19"/>| <text:s text:c="4"/>|--o php/ (</text:span><text:span text:style-name="droit_20_Car"><text:span text:style-name="T4">hew:</text:span></text:span><text:span text:style-name="droit_20_Car"><text:span text:style-name="droit_20_Car"><text:span text:style-name="T4">&lt;s-domaine&gt;</text:span></text:span></text:span><text:span text:style-name="droit_20_Car"><text:span text:style-name="T4"> rwx r-s --- / 02750</text:span></text:span><text:span text:style-name="T6">)</text:span></text:p>
      <text:p text:style-name="P4"><text:span text:style-name="T6"><text:s text:c="19"/>| <text:s text:c="4"/>| <text:s text:c="3"/>___</text:span></text:p>
      <text:p text:style-name="P4"><text:span text:style-name="T6"><text:s text:c="19"/>| <text:s text:c="4"/>| <text:s text:c="4"/>|--o php.ini </text:span><text:span text:style-name="droit_20_Car"><text:span text:style-name="T4">hew:</text:span></text:span><text:span text:style-name="droit_20_Car"><text:span text:style-name="droit_20_Car"><text:span text:style-name="T4">&lt;s-domaine&gt; rw- r-- --- / 0640</text:span></text:span></text:span><text:span text:style-name="droit_20_Car"><text:span text:style-name="T4">)</text:span></text:span></text:p>
      <text:p text:style-name="P4"><text:span text:style-name="T6"><text:s text:c="19"/>| <text:s text:c="4"/>| <text:s text:c="4"/>|--o php5.ini </text:span><text:span text:style-name="droit_20_Car"><text:span text:style-name="T4">hew:</text:span></text:span><text:span text:style-name="droit_20_Car"><text:span text:style-name="droit_20_Car"><text:span text:style-name="T4">&lt;s-domaine&gt; rw- r-- --- / 0640</text:span></text:span></text:span><text:span text:style-name="droit_20_Car"><text:span text:style-name="T4">)</text:span></text:span></text:p>
      <text:p text:style-name="P4"><text:span text:style-name="T4"><text:s text:c="19"/>| <text:s text:c="4"/>|</text:span></text:p>
      <text:p text:style-name="P4"><text:span text:style-name="T4"><text:s text:c="19"/>| <text:s text:c="4"/>|--o VirtualHost.conf (hew:hew rw- --- --- / 0600)</text:span></text:p>
      <text:p text:style-name="P4"><text:span text:style-name="T4"><text:s text:c="19"/>|</text:span></text:p>
      <text:p text:style-name="P4"><text:span text:style-name="T4"><text:s text:c="19"/>|--o LOGS/ (hew:&lt;s-domaine&gt; rwx r-s --- / 02750)</text:span></text:p>
      <text:p text:style-name="P4"><text:span text:style-name="T4"><text:s text:c="19"/>|--o FTP/ </text:span><text:span text:style-name="droit_20_Car"><text:span text:style-name="T4">(hew:&lt;s-domaine&gt; rwx r-s --- / 02750)</text:span></text:span></text:p>
      <text:p text:style-name="P4"><text:span text:style-name="T4"><text:s text:c="24"/>___</text:span></text:p>
      <text:p text:style-name="P4"><text:span text:style-name="T4"><text:s text:c="25"/>|--o cgi-bin/ </text:span><text:span text:style-name="droit_20_Car"><text:span text:style-name="T4">(</text:span></text:span><text:span text:style-name="droit_20_Car"><text:span text:style-name="droit_20_Car"><text:span text:style-name="T4">&lt;s-domaine&gt;</text:span></text:span></text:span><text:span text:style-name="droit_20_Car"><text:span text:style-name="T4">:</text:span></text:span><text:span text:style-name="droit_20_Car"><text:span text:style-name="droit_20_Car"><text:span text:style-name="T4">&lt;s-domaine&gt;</text:span></text:span></text:span><text:span text:style-name="droit_20_Car"><text:span text:style-name="T4"> rwx r-s --- / 02750)</text:span></text:span></text:p>
      <text:p text:style-name="P4"><text:span text:style-name="T4"><text:s text:c="25"/>|--o hors-site/ </text:span><text:span text:style-name="droit_20_Car"><text:span text:style-name="T4">(</text:span></text:span><text:span text:style-name="droit_20_Car"><text:span text:style-name="droit_20_Car"><text:span text:style-name="T4">&lt;s-domaine&gt;</text:span></text:span></text:span><text:span text:style-name="droit_20_Car"><text:span text:style-name="T4">:</text:span></text:span><text:span text:style-name="droit_20_Car"><text:span text:style-name="droit_20_Car"><text:span text:style-name="T4">&lt;s-domaine&gt;</text:span></text:span></text:span><text:span text:style-name="droit_20_Car"><text:span text:style-name="T4"> rwx r-s --- / 02750)</text:span></text:span></text:p>
      <text:p text:style-name="P4"><text:span text:style-name="T4"><text:s text:c="25"/>|--o logs-apache/ </text:span><text:span text:style-name="droit_20_Car"><text:span text:style-name="T4">(</text:span></text:span><text:span text:style-name="droit_20_Car"><text:span text:style-name="droit_20_Car"><text:span text:style-name="droit_20_Car">hew</text:span></text:span></text:span><text:span text:style-name="droit_20_Car"><text:span text:style-name="T4">:</text:span></text:span><text:span text:style-name="droit_20_Car"><text:span text:style-name="droit_20_Car"><text:span text:style-name="T4">&lt;s-domaine&gt;</text:span></text:span></text:span><text:span text:style-name="droit_20_Car"><text:span text:style-name="T4"> rwx r-s --- / 02750)</text:span></text:span></text:p>
      <text:p text:style-name="P4"><text:span text:style-name="T4"><text:s text:c="25"/>| <text:s text:c="3"/>___</text:span></text:p>
      <text:p text:style-name="P4"><text:span text:style-name="T4"><text:s text:c="25"/>| <text:s text:c="4"/>|--o access.log (root:&lt;s-domaine&gt; rw- r-- r-- / 0644)</text:span></text:p>
      <text:p text:style-name="P4"><text:span text:style-name="T4"><text:s text:c="25"/>| <text:s text:c="4"/>|--o error.log (root:&lt;s-domaine&gt; rw- r-- r-- / 0644)</text:span></text:p>
      <text:p text:style-name="P4"><text:span text:style-name="T4"><text:s text:c="25"/>|</text:span></text:p>
      <text:p text:style-name="P4"><text:span text:style-name="T4"><text:s text:c="25"/>|--o logs-php/ </text:span><text:span text:style-name="droit_20_Car"><text:span text:style-name="T4">(</text:span></text:span><text:span text:style-name="droit_20_Car"><text:span text:style-name="droit_20_Car"><text:span text:style-name="T4">&lt;s-domaine&gt;</text:span></text:span></text:span><text:span text:style-name="droit_20_Car"><text:span text:style-name="T4">:</text:span></text:span><text:span text:style-name="droit_20_Car"><text:span text:style-name="droit_20_Car"><text:span text:style-name="T4">&lt;s-domaine&gt;</text:span></text:span></text:span><text:span text:style-name="droit_20_Car"><text:span text:style-name="T7"> rwx r-s --- / 02750)</text:span></text:span></text:p>
      <text:p text:style-name="P4"><text:span text:style-name="T8"><text:s text:c="25"/>| <text:s text:c="3"/>___</text:span></text:p>
      <text:p text:style-name="P4"><text:span text:style-name="T4"><text:s text:c="25"/>| <text:s text:c="4"/>|--o php4.log (&lt;s-domaine&gt;:&lt;s-domaine&gt; rw- r-- --- / 0640)</text:span></text:p>
      <text:p text:style-name="P4"><text:span text:style-name="T4"><text:s text:c="25"/>| <text:s text:c="4"/>|--o php5.log (&lt;s-domaine&gt;:&lt;s-domaine&gt; rw- r-- --- / 0640)</text:span></text:p>
      <text:p text:style-name="P4"><text:span text:style-name="T4"><text:s text:c="25"/>|</text:span></text:p>
      <text:p text:style-name="P4"><text:span text:style-name="T4"><text:s text:c="25"/>|--o tmp/ </text:span><text:span text:style-name="droit_20_Car"><text:span text:style-name="T4">(&lt;s-domaine&gt;:&lt;s-domaine&gt; rwx r-s --- / 02750)</text:span></text:span></text:p>
      <text:p text:style-name="P4"><text:span text:style-name="T4"><text:s text:c="25"/>|--o sauvegarde/ </text:span><text:span text:style-name="droit_20_Car"><text:span text:style-name="T4">(hew:&lt;s-domaine&gt; rwx r-s --- / 02750)</text:span></text:span></text:p>
      <text:p text:style-name="P4"><text:span text:style-name="T4"><text:s text:c="25"/>| <text:s text:c="3"/>___</text:span></text:p>
      <text:p text:style-name="P4"><text:span text:style-name="T4"><text:s text:c="25"/>| <text:s text:c="4"/>|--o apache/ </text:span><text:span text:style-name="droit_20_Car"><text:span text:style-name="T4">(hew:&lt;s-domaine&gt; rwx r-s --- / 02750)</text:span></text:span></text:p>
      <text:p text:style-name="P4"><text:span text:style-name="T4"><text:s text:c="25"/>| <text:s text:c="4"/>|--o mysql/ </text:span><text:span text:style-name="droit_20_Car"><text:span text:style-name="T4">(hew:&lt;s-domaine&gt; rwx r-s --- / 02750)</text:span></text:span></text:p>
      <text:p text:style-name="P4"><text:span text:style-name="T4"><text:s text:c="25"/>|</text:span></text:p>
      <text:p text:style-name="P4"><text:span text:style-name="T4"><text:s text:c="25"/>|--o web/ </text:span><text:span text:style-name="droit_20_Car"><text:span text:style-name="T4">(&lt;s-domaine&gt;:&lt;s-domaine&gt; rwx r-s --- / 02750)</text:span></text:span></text:p>
      <text:p text:style-name="P4"><text:span text:style-name="T4"/></text:p>
      <text:p text:style-name="P5"/>
      <text:p text:style-name="P6"/>
      <text:h text:style-name="P7" text:outline-level="1">Les utilisateurs du serveur http</text:h>
      <text:p text:style-name="P8"><text:span text:style-name="T9">Pour administrer le serveur on utilisera le user </text:span><text:span text:style-name="T10">hew</text:span><text:span text:style-name="T9"> et le groupe </text:span><text:span text:style-name="T10">hew</text:span><text:span text:style-name="T9">.</text:span></text:p>
      <text:p text:style-name="P8"><text:span text:style-name="T9">Pour le site par défaut on utilisera le user </text:span><text:a xlink:type="simple" xlink:href="http://www.default/"><text:span text:style-name="T11">www.default</text:span></text:a><text:span text:style-name="T9"> et le groupe </text:span><text:a xlink:type="simple" xlink:href="http://www.default/"><text:span text:style-name="T11">www.default</text:span></text:a><text:span text:style-name="T9">.</text:span></text:p>
      <text:p text:style-name="P8"><text:span text:style-name="T9">Pour les sites on utilisera un user du nom du site (</text:span><text:span text:style-name="T12">&lt;s-domaine&gt;</text:span><text:span text:style-name="T9">) et un groupe du même nom (</text:span><text:span text:style-name="T12">&lt;s-domaine&gt;</text:span><text:span text:style-name="T9">). Exemple pour le site </text:span><text:a xlink:type="simple" xlink:href="http://www.webaxys.net/"><text:span text:style-name="T11">www.webaxys.net</text:span></text:a><text:span text:style-name="T9"> on utilisera le user </text:span><text:a xlink:type="simple" xlink:href="http://www.webaxys.net/"><text:span text:style-name="T11">www.webaxys.net</text:span></text:a><text:span text:style-name="T9"> et le groupe </text:span><text:a xlink:type="simple" xlink:href="http://www.webaxys.net/"><text:span text:style-name="T11">www.webaxys.net</text:span></text:a><text:span text:style-name="T9">.</text:span></text:p>
      <text:p text:style-name="P9">Voici l’utilisation de chaque group :</text:p>
      <text:list text:style-name="WW8Num16">
        <text:list-item>
          <text:p text:style-name="P10"><text:span text:style-name="T12">hew</text:span><text:span text:style-name="T9"> : Ce groupe sera utilisé pour les fichiers qui ne devront pas être lu que par </text:span><text:span text:style-name="T10">hew</text:span><text:span text:style-name="T9">. Mais ce group n’aura aucun droit même de lecture.</text:span></text:p>
        </text:list-item>
        <text:list-item>
          <text:p text:style-name="P10"><text:span text:style-name="T12">www-data</text:span><text:span text:style-name="T9"> : Ce group sera affecté aux fichiers qui doivent être lisible par tous les utilisateurs web. C'est-à-dire </text:span><text:span text:style-name="T10">www-data</text:span><text:span text:style-name="T13">, </text:span><text:span text:style-name="T10">hew</text:span><text:span text:style-name="T9"> et tous les </text:span><text:span text:style-name="T12">&lt;s-domaine&gt;</text:span><text:span text:style-name="T9">. Donc les fichiers partagés, comme les outils.</text:span></text:p>
        </text:list-item>
        <text:list-item>
          <text:p text:style-name="P10"><text:a xlink:type="simple" xlink:href="http://www.default/"><text:span text:style-name="T11">www.default</text:span></text:a><text:span text:style-name="T9"> : Groupe du site par défaut. Sera donc utilisé pour les pages du site par défaut. Ces pages devront être lisibles par l’user du site par défaut (</text:span><text:a xlink:type="simple" xlink:href="http://www.default/"><text:span text:style-name="T11">www.default</text:span></text:a><text:span text:style-name="T9">) et </text:span><text:span text:style-name="T13">www-data</text:span><text:span text:style-name="T9">.</text:span></text:p>
        </text:list-item>
        <text:list-item>
          <text:p text:style-name="P10"><text:span text:style-name="T12">&lt;s-domaine&gt;</text:span><text:span text:style-name="T9"> : Groupe du site </text:span><text:span text:style-name="T12">&lt;s-domaine&gt;</text:span><text:span text:style-name="T9">. Sera donc utilisé pour les pages du site </text:span><text:span text:style-name="T12">&lt;s-domaine&gt;</text:span><text:span text:style-name="T9">. Ces pages devront être lisibles par l’user du site </text:span><text:span text:style-name="T12">&lt;s-domaine&gt;</text:span><text:span text:style-name="T9"> et </text:span><text:span text:style-name="T10">www-data</text:span><text:span text:style-name="T9">.</text:span></text:p>
        </text:list-item>
      </text:list>
      <text:p text:style-name="P11"><text:s text:c="2"/></text:p>
      <text:p text:style-name="P9">Liste des utilisateurs, suivi des groups auquel il appartient :</text:p>
      <text:list text:style-name="WW8Num17">
        <text:list-item>
          <text:p text:style-name="P12"><text:span text:style-name="T14">hew</text:span><text:span text:style-name="T15"> : </text:span><text:span text:style-name="T14">hew, www-data, </text:span><text:a xlink:type="simple" xlink:href="http://www.default/"><text:span text:style-name="T16">www.default</text:span></text:a><text:span text:style-name="T14">, &lt;s-domaine&gt;</text:span></text:p>
        </text:list-item>
        <text:list-item>
          <text:p text:style-name="P13"><text:span text:style-name="T17">www-data</text:span><text:span text:style-name="T18"> : </text:span><text:span text:style-name="T17">www-data</text:span><text:span text:style-name="T18">, </text:span><text:span text:style-name="T17">www.default</text:span><text:span text:style-name="T18">, </text:span><text:span text:style-name="T17">&lt;s-domaine&gt;</text:span></text:p>
        </text:list-item>
        <text:list-item>
          <text:p text:style-name="P12"><text:span text:style-name="T10">www.default</text:span><text:span text:style-name="T13"> : </text:span><text:a xlink:type="simple" xlink:href="http://www.default/"><text:span text:style-name="T19">www.default, www-data</text:span></text:a></text:p>
        </text:list-item>
        <text:list-item>
          <text:p text:style-name="P13"><text:span text:style-name="T20">&lt;s-domaine&gt;</text:span><text:span text:style-name="T21"> : </text:span><text:span text:style-name="T20">&lt;s-domaine&gt;, www-data</text:span></text:p>
        </text:list-item>
      </text:list>
      <text:p text:style-name="P9">Liste des groupes, suivi des users composant le group:</text:p>
      <text:list text:style-name="WW8Num13">
        <text:list-item>
          <text:p text:style-name="P14"><text:span text:style-name="T22">hew</text:span> : hew</text:p>
        </text:list-item>
        <text:list-item>
          <text:p text:style-name="P15"><text:span text:style-name="T14">www-data</text:span><text:span text:style-name="T15"> : www-data, hew</text:span><text:span text:style-name="T14">, </text:span><text:a xlink:type="simple" xlink:href="http://www.default/"><text:span text:style-name="T16">www</text:span></text:a><text:a xlink:type="simple" xlink:href="http://www.default/"><text:span text:style-name="T23">.</text:span></text:a><text:a xlink:type="simple" xlink:href="http://www.default/"><text:span text:style-name="T16">default</text:span></text:a><text:span text:style-name="T14">, &lt;s-domaine&gt;</text:span></text:p>
        </text:list-item>
        <text:list-item>
          <text:p text:style-name="P15"><text:a xlink:type="simple" xlink:href="http://www.default/"><text:span text:style-name="T16">www.default</text:span></text:a><text:span text:style-name="T14"> : www.default, www-data, hew</text:span></text:p>
        </text:list-item>
        <text:list-item>
          <text:p text:style-name="P14"><text:span text:style-name="T24">&lt;s-domaine&gt;</text:span><text:span text:style-name="T25"> : </text:span><text:span text:style-name="T24">&lt;s-domaine&gt;, www-data, hew</text:span></text:p>
        </text:list-item>
      </text:list>
      <text:h text:style-name="P16" text:outline-level="1">Détails de chaque répertoire</text:h>
      <text:h text:style-name="Heading_20_2" text:outline-level="2">/home/http/</text:h>
      <text:p text:style-name="P9">C'est le répertoire racine de l'arborescence du serveur http. Tous les fichiers gérant le serveur doivent ce trouver dans ce répertoire ou ses sous répertoire.</text:p>
      <text:p text:style-name="P9">Il n'y a que root qui peut modifier le contenu de ce répertoire. Par contre pour accéder aux sites, tout le monde à le droit de lecture et d'exécution. Par contre, c'est l'utilisateur hew qui pourra gérer le contenu. Il ne doit pas y avoir de fichier dans ce dossier et on ne doit trouver que les répertoires listés dans l'arborescence du serveur.</text:p>
      <text:p text:style-name="P8"><text:span text:style-name="T9">Donc les droits du dossier sont :</text:span><text:span text:style-name="T26"> </text:span><text:span text:style-name="T27">root:root rwx r-x r-x / 0755</text:span></text:p>
      <text:h text:style-name="Heading_20_2" text:outline-level="2">.../_CONF/</text:h>
      <text:p text:style-name="P9">Ce répertoire contient les fichiers permettant la configuration globale du serveur http.</text:p>
      <text:p text:style-name="P9">C'est hew qui va gérer ces fichiers, c'est donc le propriétaire du répertoire. On positionnera le groupe nobody, car les fichiers de lancement de php via suphp doivent accessible en lecture par tous les users web. On ne doit trouver que les fichiers et dossiers listés dans l'arborescence du serveur. Une seule exception, le temps que tous les sites soient configurés avec cette nouvelle gestion, il restera le répertoire CLIENT définissant les VirtualHost par client.</text:p>
      <text:p text:style-name="P8"><text:span text:style-name="T9">Donc les droits du dossier sont : </text:span><text:span text:style-name="T27">hew:www-data rwx r-x --- / 0750</text:span></text:p>
      <text:h text:style-name="P17" text:outline-level="2">httpd.conf, VirtualHost.conf, VirtualHostSSL.conf, Includes.conf</text:h>
      <text:p text:style-name="P9">Ces fichiers permettent la configuration d'apache. </text:p>
      <text:p text:style-name="P8"><text:span text:style-name="T27">httpd.conf</text:span><text:span text:style-name="T9"> est un lien sur </text:span><text:span text:style-name="T27">/usr/local/apache/conf/httpd.conf</text:span><text:span text:style-name="T9">.</text:span></text:p>
      <text:p text:style-name="P8"><text:span text:style-name="T27">VirtualHost.conf</text:span><text:span text:style-name="T9"> contient tous les virtualhost spécifique à webaxys, idem pour </text:span><text:span text:style-name="T27">VirtualHostSSL.conf</text:span><text:span text:style-name="T9"> pour les sites en https.</text:span></text:p>
      <text:p text:style-name="P8"><text:span text:style-name="T27">Includes.conf</text:span><text:span text:style-name="T9"> contient les includes de chaque fichier de configuration se trouvant dans </text:span><text:span text:style-name="T27">.../&lt;client&gt;/&lt;domaine&gt;/&lt;sous-domaine&gt;/GESTION/VirtualHost.conf</text:span><text:span text:style-name="T9">.</text:span></text:p>
      <text:p text:style-name="P8"><text:span text:style-name="T9">Bien sur seul 'admin' a le droit de gérer ces fichiers, donc les droits de ces fichiers sont : <text:line-break/></text:span><text:span text:style-name="T27">hew:hew rw- --- --- / 0600</text:span></text:p>
      <text:h text:style-name="Heading_20_2" text:outline-level="2">.../_CONF/modele/</text:h>
      <text:p text:style-name="P9">Ce répertoire contient les répertoires et fichiers par défaut d'un site. Ceci sert à la création d'un nouveau site web.</text:p>
      <text:p text:style-name="P9">Voici le contenu de ce répertoire :</text:p>
      <text:p text:style-name="P18"># ll</text:p>
      <text:p text:style-name="P18">total 4</text:p>
      <text:p text:style-name="P18">drwxr-s--- 2 hew root 1024 2007-01-30 01:09 BIN</text:p>
      <text:p text:style-name="P18">drwxr-s--- 3 hew root 1024 2007-02-06 23:43 CONF</text:p>
      <text:p text:style-name="P18">drwxr-s--- 9 hew root 1024 2007-01-26 06:35 FTP</text:p>
      <text:p text:style-name="P18">drwxr-s--- 2 hew root 1024 2005-07-27 13:14 LOGS</text:p>
      <text:p text:style-name="P19"/>
      <text:p text:style-name="P8"><text:span text:style-name="T9">Les droits correspondent exactement aux droits qui seront en place sur le nouveau site. Le user </text:span><text:span text:style-name="T12">'</text:span><text:span text:style-name="T28">root</text:span><text:span text:style-name="T12">'</text:span><text:span text:style-name="T9"> sera remplacé par le user </text:span><text:span text:style-name="T12">'&lt;s-domaine&gt;'</text:span><text:span text:style-name="T9">, le groupe </text:span><text:span text:style-name="T12">'root'</text:span><text:span text:style-name="T9"> sera également remplacé par le groupe <text:line-break/></text:span><text:span text:style-name="T12">'&lt;s-domaine&gt;'</text:span></text:p>
      <text:p text:style-name="P8"><text:span text:style-name="T9">Les droits du dossier sont : </text:span><text:span text:style-name="T27">hew:hew rwx --- --- / 0700</text:span></text:p>
      <text:p text:style-name="P20"/>
      <text:h text:style-name="Heading_20_2" text:outline-level="2">.../_CONF/suphp/</text:h>
      <text:p text:style-name="P9">Ce répertoire contient 3 fichiers gérant la configuration de suphp :</text:p>
      <text:list text:style-name="WW8Num8">
        <text:list-item>
          <text:p text:style-name="P21"><text:span text:style-name="T12">suphp.conf</text:span><text:span text:style-name="T9">, lien sur </text:span><text:span text:style-name="T12">/usr/local/etc/suphp.conf</text:span></text:p>
        </text:list-item>
        <text:list-item>
          <text:p text:style-name="P21"><text:span text:style-name="T12">start_php4.sh</text:span><text:span text:style-name="T9">, script exécuté lors de l'appel d'une page en php4 (ce script permet de définir le répertoire contenant le </text:span><text:span text:style-name="T12">php.ini</text:span><text:span text:style-name="T9"> à utiliser avant de lancer php4.</text:span></text:p>
        </text:list-item>
        <text:list-item>
          <text:p text:style-name="P21"><text:span text:style-name="T12">start_php5.sh</text:span><text:span text:style-name="T9">, script exécuté lors de l'appel d'une page en php5 (ce script permet de définir le répertoire contenant le </text:span><text:span text:style-name="T12">php.ini</text:span><text:span text:style-name="T9"> à utiliser avant de lancer php5.</text:span></text:p>
        </text:list-item>
      </text:list>
      <text:p text:style-name="P22"><text:span text:style-name="T9">Les droits de </text:span><text:span text:style-name="T12">start_php4.sh</text:span><text:span text:style-name="T9"> et </text:span><text:span text:style-name="T12">start_php5.sh</text:span><text:span text:style-name="T9"> sont : </text:span><text:span text:style-name="T27">hew:www-data rwx r-x --- / 0750</text:span><text:span text:style-name="T9"> car tous les utilisateurs web doivent pouvoir accéder à ces fichiers en lecture.</text:span></text:p>
      <text:p text:style-name="P22"><text:span text:style-name="T9">Les droits du dossier sont : </text:span><text:span text:style-name="T27">hew:www-data rwx r-x --- / 0750</text:span><text:span text:style-name="T9"> pour que tous les utilisateurs web puissent accéder à </text:span><text:span text:style-name="T12">start_php4.sh</text:span><text:span text:style-name="T9"> et </text:span><text:span text:style-name="T12">start_php5.sh</text:span><text:span text:style-name="T9">.</text:span></text:p>
      <text:h text:style-name="Heading_20_2" text:outline-level="2">…/_CONF/documentation/</text:h>
      <text:p text:style-name="P23">Ce répertoire contient toutes les documentations sur le serveur http, y compris cette documentation.</text:p>
      <text:p text:style-name="P8"><text:span text:style-name="T9">Les droits du dossier sont : </text:span><text:span text:style-name="T27">hew:www-data rwx --- --- / 0700</text:span></text:p>
      <text:h text:style-name="Heading_20_2" text:outline-level="2">.../_OUTILS/</text:h>
      <text:p text:style-name="P8"><text:span text:style-name="T9">Ce répertoire contient divers outils pour le site web (exemple phpmyadmin, class_php4, etc ...). Il est géré par l'utilisateur </text:span><text:span text:style-name="T12">'hew'</text:span><text:span text:style-name="T9">, mais doit être en lecture pour tous les utilisateurs web.</text:span></text:p>
      <text:p text:style-name="P8"><text:span text:style-name="T9">Donc les droits du dossier et de ses sous dossiers sont : </text:span><text:span text:style-name="T27">hew:www-data rwx r-s --- / 02750</text:span></text:p>
      <text:p text:style-name="P8"><text:span text:style-name="T9">Les fichiers auront les droits : </text:span><text:span text:style-name="T27">hew:www-data rw- r-- --- / 0640</text:span></text:p>
      <text:h text:style-name="Heading_20_2" text:outline-level="2">.../_DEFAULT/</text:h>
      <text:p text:style-name="P8"><text:span text:style-name="T9">Ce répertoire contient les infos du site par défaut du serveur web. Il est donc géré par l'utilisateur </text:span><text:span text:style-name="T27">'www.default'</text:span><text:span text:style-name="T9">.</text:span></text:p>
      <text:p text:style-name="P8"><text:span text:style-name="T9">Les droits du dossier sont : </text:span><text:span text:style-name="T27">hew:www-data rwx r-s --- / 02750</text:span></text:p>
      <text:p text:style-name="P8"><text:span text:style-name="T9">Alors que ceux de ses sous-dossiers sont : </text:span><text:span text:style-name="T27">www.default:www.default rwx r-s --- / 02750</text:span></text:p>
      <text:p text:style-name="P8"><text:span text:style-name="T9">Les fichiers auront les droits : </text:span><text:span text:style-name="T27">www.default:www.default rw- r-- --- / 0640</text:span></text:p>
      <text:p text:style-name="P9">Ce site sera géré comme un site normal à quelques exceptions :</text:p>
      <text:list text:style-name="WW8Num7">
        <text:list-item>
          <text:p text:style-name="P24">On ne gérera pas de logs pour ce site ni aucune base de données ne lui sera affectée, donc aucune sauvegarde.</text:p>
        </text:list-item>
        <text:list-item>
          <text:p text:style-name="P24">Le paramétrage du VirtualHost ne sera pas standard afin de faire fonctionner qmailadmin.</text:p>
        </text:list-item>
      </text:list>
      <text:p text:style-name="P4"/>
      <text:p text:style-name="P25">Dans le VirtualHost, les directives user et group seront mis en commentaire, sinon suexec empêche l'exécution de qmailadmin.</text:p>
      <text:h text:style-name="Heading_20_2" text:outline-level="2">.../&lt;client&gt;/</text:h>
      <text:p text:style-name="P8"><text:span text:style-name="T9">C'est le répertoire d'un client. </text:span><text:span text:style-name="T27">&lt;client&gt;</text:span><text:span text:style-name="T9"> doit correspondre au champ login du client dans AdmAxys.</text:span></text:p>
      <text:p text:style-name="P8"><text:span text:style-name="T9">Ce répertoire est géré par </text:span><text:span text:style-name="T27">'hew'</text:span><text:span text:style-name="T9"> car son contenu ne peut pas être modifié par le client. Il ne doit contenir que les répertoires </text:span><text:span text:style-name="T27">&lt;domaine&gt;</text:span><text:span text:style-name="T9">.</text:span></text:p>
      <text:p text:style-name="P8"><text:span text:style-name="T9">Les droits de ce dossier sont : </text:span><text:span text:style-name="T27">hew:www-data rwx r-s --- / 02750</text:span></text:p>
      <text:p text:style-name="P8"><text:span text:style-name="T27"/></text:p>
      <text:h text:style-name="Heading_20_2" text:outline-level="2">.../&lt;client&gt;/&lt;domaine&gt;/</text:h>
      <text:p text:style-name="P8"><text:span text:style-name="T9">Répertoire contenant les sous domaine du domaine </text:span><text:span text:style-name="T27">&lt;domaine&gt;</text:span><text:span text:style-name="T9"> du client </text:span><text:span text:style-name="T27">&lt;client&gt;</text:span><text:span text:style-name="T26">.</text:span></text:p>
      <text:p text:style-name="P8"><text:span text:style-name="T9">Ce répertoire est géré par </text:span><text:span text:style-name="T27">'hew'</text:span><text:span text:style-name="T9"> car son contenu ne peut pas être modifié par le client.</text:span></text:p>
      <text:p text:style-name="P8"><text:span text:style-name="T9">Il ne doit contenir que les répertoires </text:span><text:span text:style-name="T27">&lt;sous-domaine&gt;</text:span><text:span text:style-name="T9">.</text:span></text:p>
      <text:p text:style-name="P8"><text:span text:style-name="T9">Les droits de ce dossier sont : </text:span><text:span text:style-name="T27">hew:www-data rwx r-x --- / 0750</text:span></text:p>
      <text:p text:style-name="P26"><text:span text:style-name="T27"/></text:p>
      <text:h text:style-name="Heading_20_2" text:outline-level="2">.../&lt;client&gt;/&lt;domaine&gt;/&lt;sous-domaine&gt;/</text:h>
      <text:p text:style-name="P8"><text:span text:style-name="T9">Répertoire contenant le site du sous domaine </text:span><text:span text:style-name="T27">&lt;sous-domaine&gt;</text:span><text:span text:style-name="T9"> du domaine </text:span><text:span text:style-name="T27">&lt;domaine&gt;</text:span><text:span text:style-name="T9"> du client </text:span><text:span text:style-name="T27">&lt;client&gt;</text:span><text:span text:style-name="T9"> (généralement </text:span><text:span text:style-name="T27">'www'</text:span><text:span text:style-name="T9">).</text:span></text:p>
      <text:p text:style-name="P8"><text:span text:style-name="T9">Ce répertoire est géré par </text:span><text:span text:style-name="T27">'hew'</text:span><text:span text:style-name="T9"> car son contenu ne doit pas être modifié par le client.</text:span></text:p>
      <text:p text:style-name="P9">Il ne doit contenir que les répertoires listés dans l'arborescence du serveur.</text:p>
      <text:p text:style-name="P8"><text:span text:style-name="T9">Les droits de ce dossier sont : </text:span><text:span text:style-name="T27">hew:</text:span><text:span text:style-name="T12">&lt;s-domaine&gt;</text:span><text:span text:style-name="T27"> rwx r-s --- / 02750</text:span></text:p>
      <text:h text:style-name="Heading_20_2" text:outline-level="2">../&lt;client&gt;/&lt;domaine&gt;/&lt;sous-domaine&gt;/web/</text:h>
      <text:p text:style-name="P9">Répertoire du site web (document root). Ce répertoire doit donc être modifiable par le client.</text:p>
      <text:p text:style-name="P8"><text:span text:style-name="T9">Les droits du dossier et de ses sous-dossiers sont : </text:span><text:span text:style-name="T27">&lt;s-domaine&gt;:&lt;</text:span><text:span text:style-name="T12">s-domaine</text:span><text:span text:style-name="T27">&gt; rwx r-s --- / 02750</text:span></text:p>
      <text:p text:style-name="P8"><text:span text:style-name="T9">Les fichiers auront les droits : </text:span><text:span text:style-name="T27">&lt;s-domaine&gt;:&lt;</text:span><text:span text:style-name="T12">s-domaine</text:span><text:span text:style-name="T27">&gt; rw- r-- --- / 0640</text:span></text:p>
      <text:h text:style-name="Heading_20_2" text:outline-level="2">../&lt;client&gt;/&lt;domaine&gt;/&lt;sous-domaine&gt;/cgi-bin/</text:h>
      <text:p text:style-name="P9">Répertoire des cgi-bins du site web. Ce répertoire doit donc être modifiable par le client.</text:p>
      <text:p text:style-name="P8"><text:span text:style-name="T9">Les cgi-bins tourneront avec le user </text:span><text:span text:style-name="T27">&lt;domaine&gt;</text:span><text:span text:style-name="T9"> comme pour les php en suphp.</text:span></text:p>
      <text:p text:style-name="P8"><text:span text:style-name="T9">Les droits du dossier et de ses sous-dossiers sont : </text:span><text:span text:style-name="T27">&lt;s-domaine&gt;:&lt;</text:span><text:span text:style-name="T12">s-domaine</text:span><text:span text:style-name="T27">&gt; rwx r-s --- / 02750</text:span></text:p>
      <text:p text:style-name="P8"><text:span text:style-name="T9">Les fichiers auront les droits : </text:span><text:span text:style-name="T27">&lt;s-domaine&gt;:&lt;</text:span><text:span text:style-name="T12">s-domaine</text:span><text:span text:style-name="T27">&gt; rwx r-x --- / 0750</text:span></text:p>
      <text:h text:style-name="Heading_20_2" text:outline-level="2">../&lt;client&gt;/&lt;domaine&gt;/&lt;sous-domaine&gt;/erreurs/</text:h>
      <text:p text:style-name="P9">Ce répertoire contient les pages d'erreur apache (404,500, etc ...) comme actuellement.</text:p>
      <text:p text:style-name="P9">Ce répertoire doit être modifiable par le client.</text:p>
      <text:p text:style-name="P8"><text:span text:style-name="T9">Les droits du dossier et de ses sous-dossiers sont : </text:span><text:span text:style-name="T27">&lt;s-domaine&gt;:&lt;</text:span><text:span text:style-name="T12">s-domaine</text:span><text:span text:style-name="T27">&gt; rwx r-s --- / 02750</text:span></text:p>
      <text:p text:style-name="P8"><text:span text:style-name="T9">Les fichiers auront les droits : </text:span><text:span text:style-name="T27">&lt;s-domaine&gt;:&lt;</text:span><text:span text:style-name="T12">s-domaine</text:span><text:span text:style-name="T27">&gt; rw- r-- --- / 0640</text:span></text:p>
      <text:h text:style-name="Heading_20_2" text:outline-level="2">../&lt;client&gt;/&lt;domaine&gt;/&lt;sous-domaine&gt;/tmp/</text:h>
      <text:p text:style-name="P9">Répertoire temporaire destiné à recevoir les fichiers uploadés par php.</text:p>
      <text:p text:style-name="P9">Ce répertoire doit être modifiable par le client.</text:p>
      <text:p text:style-name="P8"><text:span text:style-name="T9">Les droits du dossier et de ses sous-dossiers sont : </text:span><text:span text:style-name="T27">&lt;s-domaine&gt;:&lt;</text:span><text:span text:style-name="T12">s-domaine</text:span><text:span text:style-name="T27">&gt; rwx r-s --- / 02750</text:span></text:p>
      <text:p text:style-name="P8"><text:span text:style-name="T9">Les fichiers auront les droits : </text:span><text:span text:style-name="T27">&lt;s-domaine&gt;:&lt;</text:span><text:span text:style-name="T12">s-domaine</text:span><text:span text:style-name="T27">&gt; rw- r-- --- / 0640</text:span></text:p>
      <text:h text:style-name="Heading_20_2" text:outline-level="2">../&lt;client&gt;/&lt;domaine&gt;/&lt;sous-domaine&gt;/hors-site/</text:h>
      <text:p text:style-name="P9">Répertoire permettant au client de déposer des fichiers en dehors du site. Exemple, pour plus de sécurité le client pourra déposer ces fichiers .htpasswd dans ce répertoire pour être sur qu'il ne soit pas accessible via une url.</text:p>
      <text:p text:style-name="P9">Ce répertoire doit être modifiable par le client.</text:p>
      <text:p text:style-name="P8"><text:span text:style-name="T9">Les droits du dossier et de ses sous-dossiers sont : </text:span><text:span text:style-name="T27">&lt;s-domaine&gt;:&lt;</text:span><text:span text:style-name="T12">s-domaine</text:span><text:span text:style-name="T27">&gt; rwx r-s --- / 02750</text:span></text:p>
      <text:p text:style-name="P8"><text:span text:style-name="T9">Les fichiers auront les droits : </text:span><text:span text:style-name="T27">&lt;s-domaine&gt;:&lt;</text:span><text:span text:style-name="T12">s-domaine</text:span><text:span text:style-name="T27">&gt; rw- r-- --- / 0640</text:span></text:p>
      <text:h text:style-name="Heading_20_2" text:outline-level="2">../&lt;client&gt;/&lt;domaine&gt;/&lt;sous-domaine&gt;/logs/</text:h>
      <text:p text:style-name="P9">Ce répertoire contient les pages statistiques du site généré par webalizer.</text:p>
      <text:p text:style-name="P9">Ce répertoire ne doit pas être modifiable par le client mais il doit pourvoir y accéder en lecture.</text:p>
      <text:p text:style-name="P8"><text:span text:style-name="T9">Les droits du dossier et de ses sous-dossiers sont : </text:span><text:span text:style-name="T27">&lt;admin&gt;:&lt;</text:span><text:span text:style-name="T12">s-domaine</text:span><text:span text:style-name="T27">&gt; rwx r-s --- / 02750</text:span></text:p>
      <text:p text:style-name="P8"><text:span text:style-name="T9">Les fichiers auront les droits : </text:span><text:span text:style-name="T27">&lt;admin&gt;:&lt;</text:span><text:span text:style-name="T12">s-domaine</text:span><text:span text:style-name="T27">&gt; rw- r-- --- / 0640</text:span></text:p>
      <text:p text:style-name="P27"><text:span text:style-name="T27"/></text:p>
      <text:p text:style-name="P8"><text:span text:style-name="T27"/></text:p>
      <text:p text:style-name="P8"><text:span text:style-name="T27"/></text:p>
      <text:h text:style-name="Heading_20_2" text:outline-level="2">../&lt;client&gt;/&lt;domaine&gt;/&lt;sous-domaine&gt;/GESTION/</text:h>
      <text:p text:style-name="P9">Ce répertoire contient toutes les informations nécessaires pour la configuration et la gestion du site.</text:p>
      <text:p text:style-name="P9">Ce répertoire ne doit pas être modifiable par le client mais il doit pourvoir y accéder en lecture.</text:p>
      <text:p text:style-name="P8"><text:span text:style-name="T9">Les droits du dossier et de ses sous-dossiers sont : </text:span><text:span text:style-name="T27">&lt;admin&gt;:&lt;</text:span><text:span text:style-name="T12">s-domaine</text:span><text:span text:style-name="T27">&gt; rwx r-s --- / 02750</text:span></text:p>
      <text:p text:style-name="P8"><text:span text:style-name="T9">Les fichiers auront les droits : </text:span><text:span text:style-name="T27">&lt;admin&gt;:&lt;</text:span><text:span text:style-name="T12">s-domaine</text:span><text:span text:style-name="T27">&gt; rw- r-- --- / 0640</text:span></text:p>
      <text:h text:style-name="Heading_20_2" text:outline-level="2">../&lt;client&gt;/&lt;domaine&gt;/&lt;sous-domaine&gt;/GESTION/VirtualHost.conf</text:h>
      <text:p text:style-name="P9">Ce fichier contient la définition du VirtualHost du site.</text:p>
      <text:p text:style-name="P9">Ce fichier ne doit pas être modifiable par le client mais il peut y accéder en lecture.</text:p>
      <text:p text:style-name="P8"><text:span text:style-name="T9">Le fichier aura les droits : </text:span><text:span text:style-name="T27">&lt;admin&gt;:&lt;</text:span><text:span text:style-name="T12">s-domaine</text:span><text:span text:style-name="T27">&gt; rw- r-- --- / 0640</text:span></text:p>
      <text:p text:style-name="P9">Voici le squelette de la définition du virtualhost :</text:p>
      <text:p text:style-name="P8"><text:span text:style-name="T29">&lt;VirtualHost *&gt;</text:span></text:p>
      <text:p text:style-name="P8"><text:span text:style-name="T29"><text:s text:c="3"/>ServerName &lt;sous-domaine&gt;.&lt;domaine&gt;</text:span></text:p>
      <text:p text:style-name="P8"><text:span text:style-name="T29"><text:s text:c="3"/>ServerAlias &lt;domaine&gt;</text:span></text:p>
      <text:p text:style-name="P8"><text:span text:style-name="T29"><text:s text:c="3"/>DocumentRoot /home/http/&lt;client&gt;/&lt;domaine&gt;/&lt;sous-domaine&gt;/web</text:span></text:p>
      <text:p text:style-name="P8"><text:span text:style-name="T29"/></text:p>
      <text:p text:style-name="P8"><text:span text:style-name="T29"><text:s text:c="3"/>User &lt;sous-domaine&gt;.&lt;domaine&gt;</text:span></text:p>
      <text:p text:style-name="P8"><text:span text:style-name="T29"><text:s text:c="3"/>Group &lt;sous-domaine&gt;.&lt;domaine&gt;</text:span></text:p>
      <text:p text:style-name="P8"><text:span text:style-name="T29"><text:s text:c="3"/>ScriptAlias /cgi-bin/ /home/http/&lt;client&gt;/&lt;domaine&gt;/&lt;sous-domaine&gt;/cgi-bin/</text:span></text:p>
      <text:p text:style-name="P8"><text:span text:style-name="T29"/></text:p>
      <text:p text:style-name="P8"><text:span text:style-name="T29"><text:s text:c="3"/></text:span><text:span text:style-name="droit_20_Car">CustomLog logs/&lt;sous-domaine&gt;.&lt;domaine&gt;-access_log combined</text:span></text:p>
      <text:p text:style-name="P8"><text:span text:style-name="droit_20_Car"><text:s text:c="3"/>php_admin_value open_basedir /home/http/_OUTILS/class_php4:/home/http/&lt;client&gt;/&lt;domaine&gt;/&lt;sous-domaine&gt;</text:span></text:p>
      <text:p text:style-name="P8"><text:span text:style-name="droit_20_Car"/></text:p>
      <text:p text:style-name="P8"><text:span text:style-name="droit_20_Car"><text:s text:c="3"/>php_admin_flag engine off</text:span></text:p>
      <text:p text:style-name="P8"><text:span text:style-name="droit_20_Car"><text:s text:c="3"/>suPHP_Engine on</text:span></text:p>
      <text:p text:style-name="P8"><text:span text:style-name="droit_20_Car"><text:s text:c="3"/>suPHP_ConfigPath /home/http/&lt;client&gt;/&lt;domaine&gt;/&lt;sous-domaine&gt;/php</text:span></text:p>
      <text:p text:style-name="P8"><text:span text:style-name="droit_20_Car"><text:s text:c="3"/></text:span><text:span text:style-name="T29">suPHP_UserGroup &lt;sous-domaine&gt;.&lt;domaine&gt; &lt;sous-domaine&gt;.&lt;domaine&gt;</text:span></text:p>
      <text:p text:style-name="P8"><text:span text:style-name="T29"><text:s text:c="3"/></text:span><text:span text:style-name="droit_20_Car">AddHandler x-httpd-php5 .php5</text:span></text:p>
      <text:p text:style-name="P8"><text:span text:style-name="droit_20_Car"><text:s text:c="3"/>suPHP_AddHandler x-httpd-php5</text:span></text:p>
      <text:p text:style-name="P8"><text:span text:style-name="droit_20_Car"><text:s text:c="3"/>AddHandler x-httpd-php4 .php .php3 .php4</text:span></text:p>
      <text:p text:style-name="P8"><text:span text:style-name="droit_20_Car"><text:s text:c="3"/>suPHP_AddHandler x-httpd-php4</text:span></text:p>
      <text:p text:style-name="P8"><text:span text:style-name="droit_20_Car">&lt;/VirtualHost&gt;</text:span></text:p>
      <text:p text:style-name="P9">Cette configuration mets en place php4 et php5 en suphp.</text:p>
      <text:p text:style-name="P9">En mettant les 3 lignes suivantes en commentaire on passe php4 en module.</text:p>
      <text:p text:style-name="P8"><text:span text:style-name="T27"><text:s text:c="3"/></text:span><text:span text:style-name="T30">php_admin_flag engine off</text:span></text:p>
      <text:p text:style-name="P8"><text:span text:style-name="T30"><text:s text:c="3"/>AddHandler x-httpd-php4 .php .php3 .php4</text:span></text:p>
      <text:p text:style-name="P8"><text:span text:style-name="T30"><text:s text:c="3"/></text:span><text:span text:style-name="T27">suPHP_AddHandler x-httpd-php4</text:span></text:p>
      <text:p text:style-name="P8"><text:span text:style-name="T9">Grâce aux directives </text:span><text:span text:style-name="T27">AddHandler</text:span><text:span text:style-name="T9"> on peut choisir les extensions à utiliser pour php4 ou 5 et ceci par site web.</text:span></text:p>
      <text:p text:style-name="P9"/>
      <text:h text:style-name="Heading_20_2" text:outline-level="2">../&lt;client&gt;/&lt;domaine&gt;/&lt;sous-domaine&gt;/GESTION/php</text:h>
      <text:p text:style-name="P8"><text:span text:style-name="T9">Ce répertoire contient les répertoires </text:span><text:span text:style-name="T27">php4</text:span><text:span text:style-name="T9"> et </text:span><text:span text:style-name="T27">php5</text:span><text:span text:style-name="T9"> contenant les </text:span><text:span text:style-name="T27">php.ini</text:span><text:span text:style-name="T9"> spécifique pour le site. </text:span></text:p>
      <text:p text:style-name="P9">Ce répertoire ne doit pas être modifiable par le client mais il doit pourvoir y accéder en lecture, ainsi que ces sous répertoires et fichiers.</text:p>
      <text:p text:style-name="P8"><text:span text:style-name="T9">Les droits du dossier et de ses sous-dossiers sont : </text:span><text:span text:style-name="T27">&lt;admin&gt;:&lt;</text:span><text:span text:style-name="T12">s-domaine</text:span><text:span text:style-name="T27">&gt; rwx r-s --- / 02750</text:span></text:p>
      <text:p text:style-name="P8"><text:span text:style-name="T9">Les fichiers auront les droits : </text:span><text:span text:style-name="T27">&lt;admin&gt;:&lt;</text:span><text:span text:style-name="T12">s-domaine</text:span><text:span text:style-name="T27">&gt; rw- r-- --- / 0640</text:span></text:p>
      <text:h text:style-name="Heading_20_2" text:outline-level="2">../&lt;client&gt;/&lt;domaine&gt;/&lt;sous-domaine&gt;/GESTION/bin</text:h>
      <text:p text:style-name="P8"><text:span text:style-name="T9">Ce répertoire contiendra les binaires exécutables par php en suphp (php 4 ou 5). Exemple, pour </text:span><text:a xlink:type="simple" xlink:href="http://www.francesystemes.com/"><text:span text:style-name="T31">www.francesystemes.com</text:span></text:a><text:span text:style-name="T9">, on pourra mettre le site en </text:span><text:span text:style-name="T27">safe_mode</text:span><text:span text:style-name="T9"> et autorisé l'exécution de </text:span><text:span text:style-name="T27">pkzip</text:span><text:span text:style-name="T9"> (qui est utilisé pour la création des zip d'archive des commandes) en mettant l'exécutable dans ce répertoire. Bien sur le client ne peut déposer de binaire ici. C'est nous qui choisirons de donner au client l'accès à un binaire et ceci par site.</text:span></text:p>
      <text:p text:style-name="P9">Si le client n'a pas de binaire à exécuter (car par défaut) ce répertoire n'existera pas.</text:p>
      <text:p text:style-name="P9">Ce répertoire ne doit pas être modifiable par le client mais il doit pourvoir y accéder en lecture, ainsi que ces sous répertoires et fichiers.</text:p>
      <text:p text:style-name="P8"><text:span text:style-name="T9">Les droits du dossier et de ses sous-dossiers sont : </text:span><text:span text:style-name="T27">&lt;admin&gt;:&lt;</text:span><text:span text:style-name="T12">s-domaine</text:span><text:span text:style-name="T27">&gt; rwx r-s --- / 02750</text:span></text:p>
      <text:p text:style-name="P8"><text:span text:style-name="T9">Les fichiers auront les droits : </text:span><text:span text:style-name="T27">&lt;admin&gt;:&lt;</text:span><text:span text:style-name="T12">s-domaine</text:span><text:span text:style-name="T27">&gt; rwx r-x --- / 0750</text:span></text:p>
      <text:p text:style-name="P8"><text:span text:style-name="T27"/></text:p>
      <text:p text:style-name="P8"><text:span text:style-name="T27"/></text:p>
      <text:h text:style-name="Heading_20_2" text:outline-level="2">../&lt;client&gt;/&lt;domaine&gt;/&lt;sous-domaine&gt;/GESTION/sauvegarde/</text:h>
      <text:p text:style-name="P9">Ce répertoire contient les sauvegardes des logs apache et des bases de données mysql.</text:p>
      <text:p text:style-name="P8"><text:span text:style-name="T9">Le répertoire </text:span><text:span text:style-name="T27">mysql</text:span><text:span text:style-name="T9"> n'existera que si le client a au moins une base de données.</text:span></text:p>
      <text:p text:style-name="P9">Ce répertoire ne doit pas être modifiable par le client mais il doit pourvoir y accéder en lecture, ainsi que ces sous répertoires et fichiers.</text:p>
      <text:p text:style-name="P8"><text:span text:style-name="T9">Les droits du dossier et de ses sous-dossiers sont : </text:span><text:span text:style-name="T27">&lt;admin&gt;:&lt;</text:span><text:span text:style-name="T12">s-domaine</text:span><text:span text:style-name="T27">&gt; rwx r-s --- / 02750</text:span></text:p>
      <text:p text:style-name="P8"><text:span text:style-name="T9">Les fichiers auront les droits : </text:span><text:span text:style-name="T27">&lt;admin&gt;:&lt;</text:span><text:span text:style-name="T12">s-domaine</text:span><text:span text:style-name="T27">&gt; rw- r-- --- / 0640</text:span></text:p>
      <text:h text:style-name="Heading_20_1" text:outline-level="1">La configuration suphp, apache, php et ftp</text:h>
      <text:h text:style-name="Heading_20_2" text:outline-level="2">Suphp</text:h>
      <text:p text:style-name="P9">Voici la configuration de suphp :</text:p>
      <text:p text:style-name="P28">[global]</text:p>
      <text:p text:style-name="P28">;Path to logfile</text:p>
      <text:p text:style-name="P28">logfile=/var/log/suphp.log</text:p>
      <text:p text:style-name="P28"/>
      <text:p text:style-name="P28">;Loglevel</text:p>
      <text:p text:style-name="P8"><text:span text:style-name="T32">loglevel=</text:span><text:span text:style-name="T33"> </text:span><text:span text:style-name="T32">error</text:span></text:p>
      <text:p text:style-name="P28"/>
      <text:p text:style-name="P28">;User Apache is running as</text:p>
      <text:p text:style-name="P28">webserver_user=nobody</text:p>
      <text:p text:style-name="P28"/>
      <text:p text:style-name="P28">;Path all scripts have to be in</text:p>
      <text:p text:style-name="P28">docroot=/home/http/</text:p>
      <text:p text:style-name="P28"/>
      <text:p text:style-name="P28">; Security options</text:p>
      <text:p text:style-name="P28">allow_file_group_writeable=false</text:p>
      <text:p text:style-name="P28">allow_file_others_writeable=false</text:p>
      <text:p text:style-name="P28">allow_directory_group_writeable=false</text:p>
      <text:p text:style-name="P28">allow_directory_others_writeable=false</text:p>
      <text:p text:style-name="P28"/>
      <text:p text:style-name="P28">;Check wheter script is within DOCUMENT_ROOT</text:p>
      <text:p text:style-name="P28">check_vhost_docroot=true</text:p>
      <text:p text:style-name="P28"/>
      <text:p text:style-name="P28">;Send minor error messages to browser</text:p>
      <text:p text:style-name="P28">errors_to_browser=false</text:p>
      <text:p text:style-name="P28"/>
      <text:p text:style-name="P28">;PATH environment variable</text:p>
      <text:p text:style-name="P28">env_path=/bin:/usr/bin</text:p>
      <text:p text:style-name="P28"/>
      <text:p text:style-name="P28">;Umask to set, specify in octal notation</text:p>
      <text:p text:style-name="P28">umask=0027</text:p>
      <text:p text:style-name="P28"/>
      <text:p text:style-name="P28">; Minimum UID</text:p>
      <text:p text:style-name="P28">min_uid=100</text:p>
      <text:p text:style-name="P28"/>
      <text:p text:style-name="P28">; Minimum GID</text:p>
      <text:p text:style-name="P28">min_gid=100</text:p>
      <text:p text:style-name="P28"/>
      <text:p text:style-name="P28">[handlers]</text:p>
      <text:p text:style-name="P28">;Handler for php-scripts</text:p>
      <text:p text:style-name="P28">x-httpd-php4=php:/home/http/_OUTILS/suphp_start/start_php4.sh</text:p>
      <text:p text:style-name="P28">x-httpd-php5=php:/home/http/_OUTILS/suphp_start/start_php5.sh</text:p>
      <text:p text:style-name="P29"><text:tab/></text:p>
      <text:p text:style-name="P8"><text:span text:style-name="T27">Loglevel</text:span><text:span text:style-name="T9"> a été passé à </text:span><text:span text:style-name="T27">'erreur'</text:span><text:span text:style-name="T9"> au lieu de </text:span><text:span text:style-name="T27">'info'</text:span><text:span text:style-name="T9"> pour avoir moins de trace.</text:span></text:p>
      <text:p text:style-name="P8"><text:span text:style-name="T9">Le </text:span><text:span text:style-name="T27">umask</text:span><text:span text:style-name="T9"> a 0027 permet de créer des fichiers avec les droits 0640 et les répertoires avec les droits 0750.</text:span></text:p>
      <text:p text:style-name="P8"><text:span text:style-name="T9">Via les </text:span><text:span text:style-name="T27">Handlers</text:span><text:span text:style-name="T9"> on ne lance pas directement php4 ou php5 mais un script permettant avant le lancement de php (version 4 ou 5) de préciser, via la variable d'environnement </text:span><text:span text:style-name="T27">PHPRC</text:span><text:span text:style-name="T9">, le répertoire contenant le </text:span><text:span text:style-name="T27">php.ini</text:span><text:span text:style-name="T9"> à utiliser. Via la configuration d'apache et à l'aide de la directive </text:span><text:span text:style-name="T27">suPHP_ConfigPath</text:span><text:span text:style-name="T9"> on pré-initialise la variable d'environnement </text:span><text:span text:style-name="T27">PHPRC</text:span><text:span text:style-name="T9"> de la valeur </text:span><text:span text:style-name="T27">/home/http/&lt;client&gt;/&lt;domaine&gt;/&lt;sous-domaine&gt;/php </text:span><text:span text:style-name="T9">les scripts </text:span><text:span text:style-name="T27">start_php4.sh</text:span><text:span text:style-name="T12"> </text:span><text:span text:style-name="T9">et</text:span><text:span text:style-name="T12"> </text:span><text:span text:style-name="T27">start_php5.sh</text:span><text:span text:style-name="T12"> </text:span><text:span text:style-name="T9">ne font que compléter cette variable par</text:span><text:span text:style-name="T12"> </text:span><text:span text:style-name="T27">php4</text:span><text:span text:style-name="T12"> </text:span><text:span text:style-name="T9">ou</text:span><text:span text:style-name="T12"> </text:span><text:span text:style-name="T27">php5</text:span><text:span text:style-name="T12">.</text:span></text:p>
      <text:p text:style-name="P8"><text:span text:style-name="T9">La variable d’environnement </text:span><text:span text:style-name="T27">PATH</text:span><text:span text:style-name="T9"> est mise à jour dans </text:span><text:span text:style-name="T27">start_php4</text:span><text:span text:style-name="T9"> et </text:span><text:span text:style-name="T27">start_php5</text:span><text:span text:style-name="T9"> pour mettre le répertoire </text:span><text:span text:style-name="T27">/home/http/&lt;client&gt;/&lt;domaine&gt;/&lt;sous-domaine&gt;/GESTION/bin</text:span><text:span text:style-name="T9"> puisque seul les binaires se trouvant dans ce répertoire peuvent être exécuté sous php (attention</text:span><text:span text:style-name="T34"> </text:span><text:span text:style-name="T27">env_path</text:span><text:span text:style-name="T9"> ne peut être vide).</text:span></text:p>
      <text:p text:style-name="P30"/>
      <text:p text:style-name="P30"/>
      <text:p text:style-name="P30"/>
      <text:p text:style-name="P30"/>
      <text:p text:style-name="P30"/>
      <text:p text:style-name="P8"><text:span text:style-name="T9">Voici le contenu de </text:span><text:span text:style-name="T27">start_php4.sh </text:span><text:span text:style-name="T9">:</text:span></text:p>
      <text:p text:style-name="P8"><text:span text:style-name="T35">#!/bin/bash</text:span></text:p>
      <text:p text:style-name="P8"><text:span text:style-name="T35"/></text:p>
      <text:p text:style-name="P8"><text:span text:style-name="T35"># Mise en place du path</text:span></text:p>
      <text:p text:style-name="P8"><text:span text:style-name="T35">PATH=$(dirname $PHPRC)/GESTION/bin; export PATH</text:span></text:p>
      <text:p text:style-name="P8"><text:span text:style-name="T35"/></text:p>
      <text:p text:style-name="P8"><text:span text:style-name="T35"># Mise en place du repertoire du php.ini</text:span></text:p>
      <text:p text:style-name="P8"><text:span text:style-name="T35">PHPRC=$(echo "$PHPRC/php4"); export PHPRC</text:span></text:p>
      <text:p text:style-name="P8"><text:span text:style-name="T35"/></text:p>
      <text:p text:style-name="P8"><text:span text:style-name="T35"># Lancement de php4</text:span></text:p>
      <text:p text:style-name="P8"><text:span text:style-name="T35">/usr/local/bin/php $*</text:span></text:p>
      <text:p text:style-name="P9"/>
      <text:p text:style-name="P8"><text:span text:style-name="T9">Voici le contenu de </text:span><text:span text:style-name="T27">start_php5.sh </text:span><text:span text:style-name="T9">:</text:span><text:span text:style-name="T12"> </text:span></text:p>
      <text:p text:style-name="P8"><text:span text:style-name="T35">#!/bin/bash</text:span></text:p>
      <text:p text:style-name="P27"><text:span text:style-name="T35"/></text:p>
      <text:p text:style-name="P8"><text:span text:style-name="T35"># Mise en place du path</text:span></text:p>
      <text:p text:style-name="P8"><text:span text:style-name="T35">PATH=$(dirname $PHPRC)/GESTION/bin; export PATH</text:span></text:p>
      <text:p text:style-name="P8"><text:span text:style-name="T35"/></text:p>
      <text:p text:style-name="P8"><text:span text:style-name="T35"># Mise en place du repertoire du php.ini</text:span></text:p>
      <text:p text:style-name="P8"><text:span text:style-name="T35">PHPRC=$(echo "$PHPRC/php5"); export PHPRC</text:span></text:p>
      <text:p text:style-name="P8"><text:span text:style-name="T35"/></text:p>
      <text:p text:style-name="P8"><text:span text:style-name="T35"># Lancement de php5</text:span></text:p>
      <text:p text:style-name="P8"><text:span text:style-name="T35">/usr/local/php5/bin/php-cgi $*</text:span></text:p>
      <text:p text:style-name="P8"><text:span text:style-name="T27"/></text:p>
      <text:h text:style-name="P17" text:outline-level="2">Apache</text:h>
      <text:p text:style-name="P9">Voici un squelette d'un VirtualHost :</text:p>
      <text:p text:style-name="P8"><text:span text:style-name="T36">&lt;VirtualHost *&gt;</text:span></text:p>
      <text:p text:style-name="P8"><text:span text:style-name="T36"><text:s text:c="3"/>ServerName &lt;sous-domaine&gt;.&lt;domaine&gt;</text:span></text:p>
      <text:p text:style-name="P8"><text:span text:style-name="T36"><text:s text:c="3"/>ServerAlias &lt;sous-domaine&gt;.&lt;domaine&gt;</text:span></text:p>
      <text:p text:style-name="P8"><text:span text:style-name="T36"><text:s text:c="3"/>DocumentRoot /home/http/&lt;client&gt;/&lt;domaine&gt;/&lt;sous-domaine&gt;/web</text:span></text:p>
      <text:p text:style-name="P8"><text:span text:style-name="T36"/></text:p>
      <text:p text:style-name="P8"><text:span text:style-name="T36"><text:s text:c="3"/>User &lt;sous-domaine&gt;.&lt;domaine&gt;</text:span></text:p>
      <text:p text:style-name="P8"><text:span text:style-name="T36"><text:s text:c="3"/>Group &lt;sous-domaine&gt;.&lt;domaine&gt;</text:span></text:p>
      <text:p text:style-name="P8"><text:span text:style-name="T36"><text:s text:c="3"/>ScriptAlias /cgi-bin/ /home/http/&lt;client&gt;/&lt;domaine&gt;/&lt;sous-domaine&gt;/cgi-bin/</text:span></text:p>
      <text:p text:style-name="P8"><text:span text:style-name="T36"/></text:p>
      <text:p text:style-name="P8"><text:span text:style-name="T36"><text:s text:c="3"/>CustomLog logs/&lt;sous-domaine&gt;.&lt;domaine&gt;-access_log combined</text:span></text:p>
      <text:p text:style-name="P8"><text:span text:style-name="T36"><text:s text:c="3"/>php_admin_value open_basedir /home/http/_OUTILS/class_php4:/home/http/&lt;client&gt;/&lt;domaine&gt;/&lt;sous-domaine&gt;</text:span></text:p>
      <text:p text:style-name="P8"><text:span text:style-name="T36"/></text:p>
      <text:p text:style-name="P8"><text:span text:style-name="T36"><text:s text:c="3"/>php_admin_flag engine off</text:span></text:p>
      <text:p text:style-name="P8"><text:span text:style-name="T36"><text:s text:c="3"/>suPHP_Engine on</text:span></text:p>
      <text:p text:style-name="P8"><text:span text:style-name="T36"><text:s text:c="3"/>suPHP_ConfigPath /home/http/&lt;client&gt;/&lt;domaine&gt;/&lt;sous-domaine&gt;/php</text:span></text:p>
      <text:p text:style-name="P8"><text:span text:style-name="T36"><text:s text:c="3"/>suPHP_UserGroup &lt;sous-domaine&gt;.&lt;domaine&gt; &lt;sous-domaine&gt;.&lt;domaine&gt;</text:span></text:p>
      <text:p text:style-name="P8"><text:span text:style-name="T36"><text:s text:c="3"/>AddHandler x-httpd-php5 .php5</text:span></text:p>
      <text:p text:style-name="P8"><text:span text:style-name="T36"><text:s text:c="3"/>suPHP_AddHandler x-httpd-php5</text:span></text:p>
      <text:p text:style-name="P8"><text:span text:style-name="T36"><text:s text:c="3"/>AddHandler x-httpd-php4 .php .php3 .php4</text:span></text:p>
      <text:p text:style-name="P8"><text:span text:style-name="T36"><text:s text:c="3"/>suPHP_AddHandler x-httpd-php4</text:span></text:p>
      <text:p text:style-name="P8"><text:span text:style-name="T36">&lt;/VirtualHost&gt;</text:span></text:p>
      <text:p text:style-name="P31"/>
      <text:p text:style-name="P8"><text:span text:style-name="T9">Les directives </text:span><text:span text:style-name="T27">User</text:span><text:span text:style-name="T9"> et </text:span><text:span text:style-name="T27">Group</text:span><text:span text:style-name="T9"> permettent d'exécuter les cgi-bins avec le bon user et group.</text:span></text:p>
      <text:p text:style-name="P8"><text:span text:style-name="T9">La directive </text:span><text:span text:style-name="T27">php_admin_value</text:span><text:span text:style-name="T9"> n'est là que pour l'utilisation de php4 en module (configuration actuelle).</text:span></text:p>
      <text:p text:style-name="P8"><text:span text:style-name="T9">La directive </text:span><text:span text:style-name="T27">php_admin_flag engine off</text:span><text:span text:style-name="T9"> permet de désactiver php en module.</text:span></text:p>
      <text:p text:style-name="P8"><text:span text:style-name="T9">La directive </text:span><text:span text:style-name="T27">suPHP_Engine</text:span><text:span text:style-name="T9"> </text:span><text:span text:style-name="T27">on</text:span><text:span text:style-name="T9"> permet d'activer suphp pour le VirtualHost.</text:span></text:p>
      <text:p text:style-name="P8"><text:span text:style-name="T9">La directive </text:span><text:span text:style-name="T27">suPHP_ConfigPath</text:span><text:span text:style-name="T9"> permet d'initialiser la variable d'environnement </text:span><text:span text:style-name="T27">PHPRC</text:span><text:span text:style-name="T9"> (voir 4.1 suphp)</text:span></text:p>
      <text:p text:style-name="P8"><text:span text:style-name="T9">La directive </text:span><text:span text:style-name="T27">suPHP_UserGroup</text:span><text:span text:style-name="T9"> permet d'exécuter les php avec le bon user et group.</text:span></text:p>
      <text:p text:style-name="P8"><text:span text:style-name="T9">Les directives </text:span><text:span text:style-name="T27">AddHandler</text:span><text:span text:style-name="T9"> permettent de déterminer quelle extension sera utilisée pour php4 ou php5.</text:span></text:p>
      <text:p text:style-name="P8"><text:span text:style-name="T9">Les directives </text:span><text:span text:style-name="T27">suPHP_AddHandler</text:span><text:span text:style-name="T9"> permettent d'activer l'utilisation de php4 ou php5 en suphp.</text:span></text:p>
      <text:p text:style-name="P32"/>
      <text:h text:style-name="Heading_20_2" text:outline-level="2">Php</text:h>
      <text:p text:style-name="P8"><text:span text:style-name="T9">Le but de la configuration php et d'obtenir le plus de souplesse avec un maximum de sécurité. Mais pour la sécurité on va utiliser le </text:span><text:span text:style-name="T27">safe_mode</text:span><text:span text:style-name="T9"> de php. Ainsi, on ne pourra exécuter de commande system via php, ceci bloquera les hacks que l'on a eu pour cadredesante par exemple.</text:span></text:p>
      <text:p text:style-name="P9">Voici les directives de configuration qui seront modifié par défaut pour php (je prends par défaut le fichier php.ini-recommended). Mais sachant que ces fichiers seront déclinés par site, on pourra ajuster la configuration par site si besoin :</text:p>
      <text:list text:style-name="WW8Num5">
        <text:list-item>
          <text:p text:style-name="P33"><text:span text:style-name="T30">allow_call_time_pass_reference = On</text:span><text:span text:style-name="T37">. </text:span><text:span text:style-name="T9">Cette directive ne sera modifiée que pour php4, car mes class_php4 utilisent cette fonctionnalité qui a été désactivé dans les nouvelles versions. Quand je réécrirais mes class en php5 je ne réutiliserais pas cette fonctionnalité. </text:span></text:p>
        </text:list-item>
        <text:list-item>
          <text:p text:style-name="P33"><text:span text:style-name="T27">allow_url_fopen = Off</text:span><text:span text:style-name="T9">. Sécurité évidente. Mais activable si cela pose un problème pour un client.</text:span></text:p>
        </text:list-item>
        <text:list-item>
          <text:p text:style-name="P33"><text:span text:style-name="T27">auto_globals_jit = On</text:span><text:span text:style-name="T9">. Juste pour une question de performance.</text:span></text:p>
        </text:list-item>
        <text:list-item>
          <text:p text:style-name="P33"><text:span text:style-name="T27">default_socket_timeout = 30</text:span><text:span text:style-name="T9">. il est à 60 par défaut je préfère l'arrêter à 30s.</text:span></text:p>
        </text:list-item>
        <text:list-item>
          <text:p text:style-name="P33"><text:span text:style-name="T27">disable_functions = chmod, chown</text:span><text:span text:style-name="T9">. En plus des fonctions automatiquement interdites par le </text:span><text:span text:style-name="T27">safe_mode</text:span><text:span text:style-name="T9">, je désactive </text:span><text:span text:style-name="T27">chmod</text:span><text:span text:style-name="T9"> et </text:span><text:span text:style-name="T27">chown</text:span><text:span text:style-name="T9"> comme ça, personne ne pourra jouer avec les droits via php.</text:span></text:p>
        </text:list-item>
        <text:list-item>
          <text:p text:style-name="P33"><text:span text:style-name="T27">display_errors = On</text:span><text:span text:style-name="T9">. Par défaut à </text:span><text:span text:style-name="T27">Off</text:span><text:span text:style-name="T9"> mais ce n'est pas utilisable pour les clients si c'est à </text:span><text:span text:style-name="T27">off</text:span></text:p>
        </text:list-item>
        <text:list-item>
          <text:p text:style-name="P33"><text:span text:style-name="T30">error_reporting = E_ALL &amp; ~E_NOTICE &amp; ~E_STRICT</text:span><text:span text:style-name="T37">. </text:span><text:span text:style-name="T9">Modifier que pour php4 sinon la plupart des scripts actuels auront pleins de notice …</text:span></text:p>
        </text:list-item>
        <text:list-item>
          <text:p text:style-name="P33"><text:span text:style-name="T30">include_path = ".:/home/http/_OUTILS/class_php4/"</text:span><text:span text:style-name="T37">. </text:span><text:span text:style-name="T9">On ajoutera </text:span><text:span text:style-name="T30">/home/http/_OUTILS/class_php5/</text:span><text:span text:style-name="T9"> pour php5, même si ce répertoire n’existe pas encore. On gardera class_php4 même pour php5 à utiliser en faisant attention à la compatibilité.</text:span></text:p>
        </text:list-item>
        <text:list-item>
          <text:p text:style-name="P33"><text:span text:style-name="T27">log_errors = Off</text:span><text:span text:style-name="T9">. C'est à </text:span><text:span text:style-name="T27">On</text:span><text:span text:style-name="T9"> par défaut. Mais pas utilisable dans notre cas.</text:span></text:p>
        </text:list-item>
        <text:list-item>
          <text:p text:style-name="P33"><text:span text:style-name="T27">magic_quotes_gpc = On</text:span><text:span text:style-name="T9">. Que pour php4, pour être compatible avec les scripts existants</text:span></text:p>
        </text:list-item>
        <text:list-item>
          <text:p text:style-name="P33"><text:span text:style-name="T30">open_basedir = </text:span><text:span text:style-name="droit_20_Car">/home/http/_OUTILS/class_php4/:/home/http/&lt;client&gt;/&lt;domaine&gt;/&lt;sous-domaine&gt;/</text:span><text:span text:style-name="T38">.</text:span><text:span text:style-name="T37"> </text:span><text:span text:style-name="T9">Comme ça, via php on ne peut pas se balader sur le serveur.</text:span></text:p>
        </text:list-item>
        <text:list-item>
          <text:p text:style-name="P33"><text:span text:style-name="T27">register_globals = On</text:span><text:span text:style-name="T9">. Qu'en php4 sinon les scripts actuels ne fonctionneraient pas.</text:span></text:p>
        </text:list-item>
        <text:list-item>
          <text:p text:style-name="P33"><text:span text:style-name="T27">safe_mode = On</text:span><text:span text:style-name="T9">. Question de sécurité ! Mais en php4, mais faudra tester les sites.</text:span></text:p>
        </text:list-item>
        <text:list-item>
          <text:p text:style-name="P33"><text:span text:style-name="T27">safe_mode_exec_dir = /home/http/&lt;client&gt;/&lt;domaine&gt;/&lt;sous-domaine/GESTION/bin/</text:span><text:span text:style-name="T9">. Permet d'autoriser des binaires à être exécute malgré le </text:span><text:span text:style-name="T27">safe_mode</text:span></text:p>
        </text:list-item>
        <text:list-item>
          <text:p text:style-name="P33"><text:span text:style-name="T27">safe_mode_include_dir = "/home/http/_OUTILS/class_php4/"</text:span><text:span text:style-name="T9">. Que pour php4, pour pouvoir utiliser mes class php4.</text:span></text:p>
        </text:list-item>
        <text:list-item>
          <text:p text:style-name="P33"><text:span text:style-name="T30">upload_tmp_dir = "/home/http/&lt;client&gt;/&lt;domaine&gt;/&lt;sous-domaine/tmp/"</text:span><text:span text:style-name="T37">. </text:span><text:span text:style-name="T9">Répertoire temporaire pour l'upload des fichiers.</text:span></text:p>
        </text:list-item>
      </text:list>
      <text:h text:style-name="Heading_20_2" text:outline-level="2">Ftp</text:h>
      <text:p text:style-name="P9">Le but est de gérer les droits et si possible de limiter les possibilités.</text:p>
      <text:p text:style-name="P9">Dans le fichier /usr/local/etc/ncftpd/general.cf, deux directives seront modifiées:</text:p>
      <text:list text:style-name="WW8Num12">
        <text:list-item>
          <text:p text:style-name="P34"><text:span text:style-name="T27">u-umask=027</text:span><text:span text:style-name="T9">, permettra la création des fichiers avec les droits 0640 et les répertoires avec les droits 0750.</text:span></text:p>
        </text:list-item>
        <text:list-item>
          <text:p text:style-name="P34"><text:span text:style-name="T27">allowed-site-commands=none</text:span><text:span text:style-name="T9">, ceci permettra d'interdire l'utilisation de commande tel qu'un </text:span><text:span text:style-name="T27">chmod</text:span><text:span text:style-name="T9">. Ceci évitera que le client modifie les droits des fichiers.</text:span></text:p>
        </text:list-item>
      </text:list>
      <text:p text:style-name="P9"/>
      <text:p text:style-name="P8"><text:span text:style-name="T9">Avec cette configuration se pose le problème des cgi-bins. En effet il faut le droit d'exécution sur les cgi-bins et le client ne pourra pas mettre ce droit. Je développerais alors un script qui tournera tous les minutes et qui automatiquement mettra les droits d'exécution sur tous les fichiers des répertoires </text:span><text:span text:style-name="T27">cgi-bin</text:span><text:span text:style-name="T9"> de tous les clients.</text:span></text:p>
      <text:p text:style-name="P9"/>
      <text:h text:style-name="P35" text:outline-level="1">Etude des risques</text:h>
      <text:h text:style-name="Heading_20_2" text:outline-level="2">1 cas, un bug sur un script php permet d’exécuter du php passé en paramètre.</text:h>
      <text:p text:style-name="P23">C’est les cas les plus classiques de hack. Via ce type de bug, le hackeur exécute des commandes sur le serveur via les fonctions php du style system. Grace au safe_mode, le hackeur ne pourra exécuter des commandes sur le serveur. Ses seules possibilités seront de lire ou de modifier le site concerné. Mais ne pourra en aucun cas lire d’autre fichier. Donc en aucun cas il ne pourra mettre en péril le serveur, que le site contenant le bug, et par lecture des pages la base de données rattaché dans le pire des cas.</text:p>
      <text:h text:style-name="Heading_20_2" text:outline-level="2">2 cas, un bug php, permettant dans le pire des cas d’obtenir un shell.</text:h>
      <text:p text:style-name="P23">Cas qui n’est actuellement jamais arrivé. Mais s’il devait arriver, le hackeur aurait un shell avec le user &lt;domaine&gt;. Ce user ne pourrait lire que les fichiers ayant des droits de lecture pour tout le monde (fichier classique du system) et les fichiers du site ayant été utilisés pour exploiter le bug php. Les seuls fichiers modifiables sont les fichiers du site et aussi la base par lecture des fichiers php contenant les codes d’accès. Les autres bases ne risquent rien puisque cet utilisateur ne peut lire les php des autres sites. Sauf exploit par le kernel, le hackeur ne peut mettre en péril le serveur et sera vite repéré.</text:p>
      <text:h text:style-name="Heading_20_2" text:outline-level="2">3 cas, un bug apache, permettant dans le pire des cas d’obtenir un shell</text:h>
      <text:p text:style-name="P23">Cas qui n’est actuellement jamais arrivé. Mais s’il devait arriver, le hackeur aurait un shell avec le user nobody. Ce user pourrait lire tous les fichiers de tous les sites mais ne pourrait en modifier aucun. Par contre par lecture des fichiers php, il pourrait atteindre tous les bases de données de tous les sites. Sauf exploit par le kernel, le hackeur ne peut mettre en péril le serveur, mais pourra potentiellement détruire tous les bases de données.</text:p>
      <text:p text:style-name="P36"/>
      <text:h text:style-name="Heading_20_1" text:outline-level="1">Avantage et défaut de cette configuration</text:h>
      <text:p text:style-name="P23">Avantage :</text:p>
      <text:list text:style-name="WW8Num9">
        <text:list-item>
          <text:p text:style-name="P37">Si un php pose problème, on trouvera plus facilement le site concerné, via le user du php.</text:p>
        </text:list-item>
        <text:list-item>
          <text:p text:style-name="P37">Si des fichiers sont déposés par upload, ils auront comme propriétaire le user du client celui qui sera affecté au quota, donc ces fichiers seront pris en compte dans le quota.</text:p>
        </text:list-item>
        <text:list-item>
          <text:p text:style-name="P37">Sécurité améliorée.</text:p>
        </text:list-item>
        <text:list-item>
          <text:p text:style-name="P37">Paramétrage de php par site et par version de php (php 4 ou 5), permettant une grande souplesse de paramétrage.</text:p>
        </text:list-item>
        <text:list-item>
          <text:p text:style-name="P37">La possibilité d’utiliser php5 et php4 dans le même site. La possibilité de paramétrer ça par site et de choisir l’extension à utiliser pour php4 et php5.</text:p>
        </text:list-item>
      </text:list>
      <text:p text:style-name="P23"/>
      <text:p text:style-name="P23">Défaut :</text:p>
      <text:list text:style-name="WW8Num1">
        <text:list-item>
          <text:p text:style-name="P38">Performance, en effet en mode suphp cela va créer un nouveau process (fork) plus couteux pour le system.</text:p>
        </text:list-item>
        <text:list-item>
          <text:p text:style-name="P38">En php les connections permanentes ne fonctionneront plus du faite d’un fork d’un nouveau process à chaque appel.</text:p>
        </text:list-item>
        <text:list-item>
          <text:p text:style-name="P38">On ne peut pas créer un user FTP qui pourrait modifier tous les pages de tous les sites.</text:p>
        </text:list-item>
      </text:list>
      <text:h text:style-name="P35" text:outline-level="1">Procédure d’installation</text:h>
      <text:p text:style-name="P23">Via une release, les serveurs seront mis à jour avec cette nouvelle configuration. Voici ce que devra faire cette nouvelle release :</text:p>
      <text:list text:style-name="WW8Num2">
        <text:list-item>
          <text:p text:style-name="P39">Mise à jour de gcc à la version 4.0.1</text:p>
        </text:list-item>
        <text:list-item>
          <text:p text:style-name="P39">Installation de libxml2 version 2.6.20</text:p>
        </text:list-item>
        <text:list-item>
          <text:p text:style-name="P39">Installation de libxslt version 1.1.14</text:p>
        </text:list-item>
        <text:list-item>
          <text:p text:style-name="P39">Installation de php version 5.0.4</text:p>
        </text:list-item>
        <text:list-item>
          <text:p text:style-name="P39">Installation de suphp version 0.6.0</text:p>
        </text:list-item>
        <text:list-item>
          <text:p text:style-name="P39">Modification du script de création d’un nouveau site : AddUserWeb.php pour prise en compte de la nouvelle configuration</text:p>
        </text:list-item>
        <text:list-item>
          <text:p text:style-name="P39">Modification du script de gestion des logs : ArchiveLogWebalizer.php pour prise en compte de la nouvelle configuration</text:p>
        </text:list-item>
        <text:list-item>
          <text:p text:style-name="P39">Modification du script de gestion des sauvegardes mysql : SavBase.php4 pour prise en compte de la nouvelle configuration</text:p>
        </text:list-item>
        <text:list-item>
          <text:p text:style-name="P39">Développement d’un script pour mettre à jour les sites existant au moins au niveau de l’arborescence des répertoires, mais peut-être pas au niveau des droits, le passage complet de chaque site dans cette nouvelle version se fera surement manuellement et site par site</text:p>
        </text:list-item>
        <text:list-item>
          <text:p text:style-name="P39">Mise à jour des fichiers de configuration d’apache (http.conf, VirtualHost.conf, etc …)</text:p>
        </text:list-item>
      </text:list>
      <text:p text:style-name="P23"/>
      <text:p text:style-name="P23">Pour tester tout ça j’ai récupéré une archive du serveur http (w3) que je vais installer dans un serveur de test …</text:p>
      <text:p text:style-name="P23">Ceci me permettra de tester des sites et de vérifier le bon fonctionnement de la release avant de faire cela sur la prod.</text:p>
      <text:p text:style-name="P23"/>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OvalEnd_20_1" draw:display-name="msArrowOvalEnd 1" svg:viewBox="0 0 140 140" svg:d="m140 0c0-38-32-70-70-70s-70 32-70 70 32 70 70 70 70-32 70-7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droit" style:family="paragraph" style:parent-style-name="Standard">
      <style:text-properties style:font-name="Courier New" fo:font-size="8pt" fo:language="en" fo:country="GB" style:font-size-asian="8pt" style:font-name-complex="Courier New" style:font-size-complex="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Symbol"/>
    </style:style>
    <style:style style:name="WW8Num3z2" style:family="text">
      <style:text-properties style:font-name="Courier New" style:font-name-complex="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Courier New" style:font-name-complex="Courier New"/>
    </style:style>
    <style:style style:name="WW8Num7z1" style:family="text">
      <style:text-properties style:font-name="Symbol"/>
    </style:style>
    <style:style style:name="WW8Num7z2"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font-name-complex="Courier New"/>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font-size-complex="10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Symbol"/>
    </style:style>
    <style:style style:name="WW8Num18z2" style:family="text">
      <style:text-properties style:font-name="Courier New" style:font-name-complex="Courier New"/>
    </style:style>
    <style:style style:name="WW8Num19z1" style:family="text">
      <style:text-properties style:font-name="Symbol"/>
    </style:style>
    <style:style style:name="Police_20_par_20_défaut" style:display-name="Police par défaut" style:family="text"/>
    <style:style style:name="droit_20_Car" style:display-name="droit Car" style:family="text" style:parent-style-name="Police_20_par_20_défaut">
      <style:text-properties style:font-name="Courier New" fo:font-size="8pt" fo:language="en" fo:country="GB" style:font-size-asian="8pt" style:font-name-complex="Courier New" style:font-size-complex="8pt" style:language-complex="ar" style:country-complex="SA"/>
    </style:style>
    <style:style style:name="Machine_20_à_20_écrire_20_HTML" style:display-name="Machine à écrire HTML" style:family="text" style:parent-style-name="Police_20_par_20_défau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588cm" text:min-label-width="0.635cm"/>
        <style:text-properties style:font-name="Symbol"/>
      </text:list-level-style-bullet>
      <text:list-level-style-bullet text:level="2" text:style-name="WW8Num1z1" style:num-suffix="." text:bullet-char="o">
        <style:list-level-properties text:space-before="2.858cm" text:min-label-width="0.635cm"/>
        <style:text-properties style:font-name="Courier New1"/>
      </text:list-level-style-bullet>
      <text:list-level-style-bullet text:level="3" text:style-name="WW8Num1z2" style:num-suffix="." text:bullet-char="">
        <style:list-level-properties text:space-before="4.128cm" text:min-label-width="0.635cm"/>
        <style:text-properties style:font-name="Wingdings"/>
      </text:list-level-style-bullet>
      <text:list-level-style-bullet text:level="4" text:style-name="WW8Num1z0" style:num-suffix="." text:bullet-char="">
        <style:list-level-properties text:space-before="5.398cm" text:min-label-width="0.635cm"/>
        <style:text-properties style:font-name="Symbol"/>
      </text:list-level-style-bullet>
      <text:list-level-style-bullet text:level="5" text:style-name="WW8Num1z1" style:num-suffix="." text:bullet-char="o">
        <style:list-level-properties text:space-before="6.668cm" text:min-label-width="0.635cm"/>
        <style:text-properties style:font-name="Courier New1"/>
      </text:list-level-style-bullet>
      <text:list-level-style-bullet text:level="6" text:style-name="WW8Num1z2" style:num-suffix="." text:bullet-char="">
        <style:list-level-properties text:space-before="7.938cm" text:min-label-width="0.635cm"/>
        <style:text-properties style:font-name="Wingdings"/>
      </text:list-level-style-bullet>
      <text:list-level-style-bullet text:level="7" text:style-name="WW8Num1z0" style:num-suffix="." text:bullet-char="">
        <style:list-level-properties text:space-before="9.208cm" text:min-label-width="0.635cm"/>
        <style:text-properties style:font-name="Symbol"/>
      </text:list-level-style-bullet>
      <text:list-level-style-bullet text:level="8" text:style-name="WW8Num1z1" style:num-suffix="." text:bullet-char="o">
        <style:list-level-properties text:space-before="10.478cm" text:min-label-width="0.635cm"/>
        <style:text-properties style:font-name="Courier New1"/>
      </text:list-level-style-bullet>
      <text:list-level-style-bullet text:level="9" text:style-name="WW8Num1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588cm" text:min-label-width="0.635cm"/>
        <style:text-properties style:font-name="Symbol"/>
      </text:list-level-style-bullet>
      <text:list-level-style-bullet text:level="2" text:style-name="WW8Num2z1" style:num-suffix="." text:bullet-char="o">
        <style:list-level-properties text:space-before="2.858cm" text:min-label-width="0.635cm"/>
        <style:text-properties style:font-name="Courier New1"/>
      </text:list-level-style-bullet>
      <text:list-level-style-bullet text:level="3" text:style-name="WW8Num2z2" style:num-suffix="." text:bullet-char="">
        <style:list-level-properties text:space-before="4.128cm" text:min-label-width="0.635cm"/>
        <style:text-properties style:font-name="Wingdings"/>
      </text:list-level-style-bullet>
      <text:list-level-style-bullet text:level="4" text:style-name="WW8Num2z0" style:num-suffix="." text:bullet-char="">
        <style:list-level-properties text:space-before="5.398cm" text:min-label-width="0.635cm"/>
        <style:text-properties style:font-name="Symbol"/>
      </text:list-level-style-bullet>
      <text:list-level-style-bullet text:level="5" text:style-name="WW8Num2z1" style:num-suffix="." text:bullet-char="o">
        <style:list-level-properties text:space-before="6.668cm" text:min-label-width="0.635cm"/>
        <style:text-properties style:font-name="Courier New1"/>
      </text:list-level-style-bullet>
      <text:list-level-style-bullet text:level="6" text:style-name="WW8Num2z2" style:num-suffix="." text:bullet-char="">
        <style:list-level-properties text:space-before="7.938cm" text:min-label-width="0.635cm"/>
        <style:text-properties style:font-name="Wingdings"/>
      </text:list-level-style-bullet>
      <text:list-level-style-bullet text:level="7" text:style-name="WW8Num2z0" style:num-suffix="." text:bullet-char="">
        <style:list-level-properties text:space-before="9.208cm" text:min-label-width="0.635cm"/>
        <style:text-properties style:font-name="Symbol"/>
      </text:list-level-style-bullet>
      <text:list-level-style-bullet text:level="8" text:style-name="WW8Num2z1" style:num-suffix="." text:bullet-char="o">
        <style:list-level-properties text:space-before="10.478cm" text:min-label-width="0.635cm"/>
        <style:text-properties style:font-name="Courier New1"/>
      </text:list-level-style-bullet>
      <text:list-level-style-bullet text:level="9" text:style-name="WW8Num2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1.588cm" text:min-label-width="0.635cm"/>
      </text:list-level-style-number>
      <text:list-level-style-bullet text:level="2" text:style-name="WW8Num3z1" style:num-suffix="." text:bullet-char="">
        <style:list-level-properties text:space-before="2.858cm" text:min-label-width="0.635cm"/>
        <style:text-properties style:font-name="Symbol"/>
      </text:list-level-style-bullet>
      <text:list-level-style-bullet text:level="3" text:style-name="WW8Num3z2" style:num-suffix="." text:bullet-char="o">
        <style:list-level-properties text:space-before="4.445cm" text:min-label-width="0.635cm"/>
        <style:text-properties style:font-name="Courier New1"/>
      </text:list-level-style-bullet>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min-label-width="8.573cm" text:min-label-distance="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min-label-width="12.38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588cm" text:min-label-width="0.635cm"/>
        <style:text-properties style:font-name="Symbol"/>
      </text:list-level-style-bullet>
      <text:list-level-style-bullet text:level="2" text:style-name="WW8Num5z1" style:num-suffix="." text:bullet-char="o">
        <style:list-level-properties text:space-before="2.858cm" text:min-label-width="0.635cm"/>
        <style:text-properties style:font-name="Courier New1"/>
      </text:list-level-style-bullet>
      <text:list-level-style-bullet text:level="3" text:style-name="WW8Num5z2" style:num-suffix="." text:bullet-char="">
        <style:list-level-properties text:space-before="4.128cm" text:min-label-width="0.635cm"/>
        <style:text-properties style:font-name="Wingdings"/>
      </text:list-level-style-bullet>
      <text:list-level-style-bullet text:level="4" text:style-name="WW8Num5z0" style:num-suffix="." text:bullet-char="">
        <style:list-level-properties text:space-before="5.398cm" text:min-label-width="0.635cm"/>
        <style:text-properties style:font-name="Symbol"/>
      </text:list-level-style-bullet>
      <text:list-level-style-bullet text:level="5" text:style-name="WW8Num5z1" style:num-suffix="." text:bullet-char="o">
        <style:list-level-properties text:space-before="6.668cm" text:min-label-width="0.635cm"/>
        <style:text-properties style:font-name="Courier New1"/>
      </text:list-level-style-bullet>
      <text:list-level-style-bullet text:level="6" text:style-name="WW8Num5z2" style:num-suffix="." text:bullet-char="">
        <style:list-level-properties text:space-before="7.938cm" text:min-label-width="0.635cm"/>
        <style:text-properties style:font-name="Wingdings"/>
      </text:list-level-style-bullet>
      <text:list-level-style-bullet text:level="7" text:style-name="WW8Num5z0" style:num-suffix="." text:bullet-char="">
        <style:list-level-properties text:space-before="9.208cm" text:min-label-width="0.635cm"/>
        <style:text-properties style:font-name="Symbol"/>
      </text:list-level-style-bullet>
      <text:list-level-style-bullet text:level="8" text:style-name="WW8Num5z1" style:num-suffix="." text:bullet-char="o">
        <style:list-level-properties text:space-before="10.478cm" text:min-label-width="0.635cm"/>
        <style:text-properties style:font-name="Courier New1"/>
      </text:list-level-style-bullet>
      <text:list-level-style-bullet text:level="9" text:style-name="WW8Num5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588cm" text:min-label-width="0.635cm"/>
        <style:text-properties style:font-name="Symbol"/>
      </text:list-level-style-bullet>
      <text:list-level-style-bullet text:level="2" text:style-name="WW8Num6z0" style:num-suffix="." text:bullet-char="">
        <style:list-level-properties text:space-before="2.858cm" text:min-label-width="0.635cm"/>
        <style:text-properties style:font-name="Symbol"/>
      </text:list-level-style-bullet>
      <text:list-level-style-bullet text:level="3" text:style-name="WW8Num6z2" style:num-suffix="." text:bullet-char="o">
        <style:list-level-properties text:space-before="4.445cm" text:min-label-width="0.635cm"/>
        <style:text-properties style:font-name="Courier New1"/>
      </text:list-level-style-bullet>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min-label-width="8.573cm" text:min-label-distance="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min-label-width="12.38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1.588cm" text:min-label-width="0.635cm"/>
      </text:list-level-style-number>
      <text:list-level-style-bullet text:level="2" text:style-name="WW8Num7z1" style:num-suffix="." text:bullet-char="">
        <style:list-level-properties text:space-before="2.858cm" text:min-label-width="0.635cm"/>
        <style:text-properties style:font-name="Symbol"/>
      </text:list-level-style-bullet>
      <text:list-level-style-bullet text:level="3" text:style-name="WW8Num7z2" style:num-suffix="." text:bullet-char="o">
        <style:list-level-properties text:space-before="4.445cm" text:min-label-width="0.635cm"/>
        <style:text-properties style:font-name="Courier New1"/>
      </text:list-level-style-bullet>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min-label-width="8.573cm" text:min-label-distance="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min-label-width="12.38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588cm" text:min-label-width="0.635cm"/>
        <style:text-properties style:font-name="Symbol"/>
      </text:list-level-style-bullet>
      <text:list-level-style-bullet text:level="2" text:style-name="WW8Num8z1" style:num-suffix="." text:bullet-char="o">
        <style:list-level-properties text:space-before="2.858cm" text:min-label-width="0.635cm"/>
        <style:text-properties style:font-name="Courier New1"/>
      </text:list-level-style-bullet>
      <text:list-level-style-bullet text:level="3" text:style-name="WW8Num8z2" style:num-suffix="." text:bullet-char="">
        <style:list-level-properties text:space-before="4.128cm" text:min-label-width="0.635cm"/>
        <style:text-properties style:font-name="Wingdings"/>
      </text:list-level-style-bullet>
      <text:list-level-style-bullet text:level="4" text:style-name="WW8Num8z0" style:num-suffix="." text:bullet-char="">
        <style:list-level-properties text:space-before="5.398cm" text:min-label-width="0.635cm"/>
        <style:text-properties style:font-name="Symbol"/>
      </text:list-level-style-bullet>
      <text:list-level-style-bullet text:level="5" text:style-name="WW8Num8z1" style:num-suffix="." text:bullet-char="o">
        <style:list-level-properties text:space-before="6.668cm" text:min-label-width="0.635cm"/>
        <style:text-properties style:font-name="Courier New1"/>
      </text:list-level-style-bullet>
      <text:list-level-style-bullet text:level="6" text:style-name="WW8Num8z2" style:num-suffix="." text:bullet-char="">
        <style:list-level-properties text:space-before="7.938cm" text:min-label-width="0.635cm"/>
        <style:text-properties style:font-name="Wingdings"/>
      </text:list-level-style-bullet>
      <text:list-level-style-bullet text:level="7" text:style-name="WW8Num8z0" style:num-suffix="." text:bullet-char="">
        <style:list-level-properties text:space-before="9.208cm" text:min-label-width="0.635cm"/>
        <style:text-properties style:font-name="Symbol"/>
      </text:list-level-style-bullet>
      <text:list-level-style-bullet text:level="8" text:style-name="WW8Num8z1" style:num-suffix="." text:bullet-char="o">
        <style:list-level-properties text:space-before="10.478cm" text:min-label-width="0.635cm"/>
        <style:text-properties style:font-name="Courier New1"/>
      </text:list-level-style-bullet>
      <text:list-level-style-bullet text:level="9" text:style-name="WW8Num8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588cm" text:min-label-width="0.635cm"/>
        <style:text-properties style:font-name="Symbol"/>
      </text:list-level-style-bullet>
      <text:list-level-style-bullet text:level="2" text:style-name="WW8Num9z1" style:num-suffix="." text:bullet-char="o">
        <style:list-level-properties text:space-before="2.858cm" text:min-label-width="0.635cm"/>
        <style:text-properties style:font-name="Courier New1"/>
      </text:list-level-style-bullet>
      <text:list-level-style-bullet text:level="3" text:style-name="WW8Num9z2" style:num-suffix="." text:bullet-char="">
        <style:list-level-properties text:space-before="4.128cm" text:min-label-width="0.635cm"/>
        <style:text-properties style:font-name="Wingdings"/>
      </text:list-level-style-bullet>
      <text:list-level-style-bullet text:level="4" text:style-name="WW8Num9z0" style:num-suffix="." text:bullet-char="">
        <style:list-level-properties text:space-before="5.398cm" text:min-label-width="0.635cm"/>
        <style:text-properties style:font-name="Symbol"/>
      </text:list-level-style-bullet>
      <text:list-level-style-bullet text:level="5" text:style-name="WW8Num9z1" style:num-suffix="." text:bullet-char="o">
        <style:list-level-properties text:space-before="6.668cm" text:min-label-width="0.635cm"/>
        <style:text-properties style:font-name="Courier New1"/>
      </text:list-level-style-bullet>
      <text:list-level-style-bullet text:level="6" text:style-name="WW8Num9z2" style:num-suffix="." text:bullet-char="">
        <style:list-level-properties text:space-before="7.938cm" text:min-label-width="0.635cm"/>
        <style:text-properties style:font-name="Wingdings"/>
      </text:list-level-style-bullet>
      <text:list-level-style-bullet text:level="7" text:style-name="WW8Num9z0" style:num-suffix="." text:bullet-char="">
        <style:list-level-properties text:space-before="9.208cm" text:min-label-width="0.635cm"/>
        <style:text-properties style:font-name="Symbol"/>
      </text:list-level-style-bullet>
      <text:list-level-style-bullet text:level="8" text:style-name="WW8Num9z1" style:num-suffix="." text:bullet-char="o">
        <style:list-level-properties text:space-before="10.478cm" text:min-label-width="0.635cm"/>
        <style:text-properties style:font-name="Courier New1"/>
      </text:list-level-style-bullet>
      <text:list-level-style-bullet text:level="9" text:style-name="WW8Num9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1.588cm" text:min-label-width="0.635cm"/>
      </text:list-level-style-number>
      <text:list-level-style-bullet text:level="2" text:style-name="WW8Num11z1" style:num-suffix="." text:bullet-char="o">
        <style:list-level-properties text:space-before="2.858cm" text:min-label-width="0.635cm"/>
        <style:text-properties style:font-name="Courier New1"/>
      </text:list-level-style-bullet>
      <text:list-level-style-bullet text:level="3" text:style-name="WW8Num11z1" style:num-suffix="." text:bullet-char="o">
        <style:list-level-properties text:space-before="4.445cm" text:min-label-width="0.635cm"/>
        <style:text-properties style:font-name="Courier New1"/>
      </text:list-level-style-bullet>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min-label-width="8.573cm" text:min-label-distance="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min-label-width="12.38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588cm" text:min-label-width="0.635cm"/>
        <style:text-properties style:font-name="Symbol"/>
      </text:list-level-style-bullet>
      <text:list-level-style-bullet text:level="2" text:style-name="WW8Num12z1" style:num-suffix="." text:bullet-char="o">
        <style:list-level-properties text:space-before="2.858cm" text:min-label-width="0.635cm"/>
        <style:text-properties style:font-name="Courier New1"/>
      </text:list-level-style-bullet>
      <text:list-level-style-bullet text:level="3" text:style-name="WW8Num12z2" style:num-suffix="." text:bullet-char="">
        <style:list-level-properties text:space-before="4.128cm" text:min-label-width="0.635cm"/>
        <style:text-properties style:font-name="Wingdings"/>
      </text:list-level-style-bullet>
      <text:list-level-style-bullet text:level="4" text:style-name="WW8Num12z0" style:num-suffix="." text:bullet-char="">
        <style:list-level-properties text:space-before="5.398cm" text:min-label-width="0.635cm"/>
        <style:text-properties style:font-name="Symbol"/>
      </text:list-level-style-bullet>
      <text:list-level-style-bullet text:level="5" text:style-name="WW8Num12z1" style:num-suffix="." text:bullet-char="o">
        <style:list-level-properties text:space-before="6.668cm" text:min-label-width="0.635cm"/>
        <style:text-properties style:font-name="Courier New1"/>
      </text:list-level-style-bullet>
      <text:list-level-style-bullet text:level="6" text:style-name="WW8Num12z2" style:num-suffix="." text:bullet-char="">
        <style:list-level-properties text:space-before="7.938cm" text:min-label-width="0.635cm"/>
        <style:text-properties style:font-name="Wingdings"/>
      </text:list-level-style-bullet>
      <text:list-level-style-bullet text:level="7" text:style-name="WW8Num12z0" style:num-suffix="." text:bullet-char="">
        <style:list-level-properties text:space-before="9.208cm" text:min-label-width="0.635cm"/>
        <style:text-properties style:font-name="Symbol"/>
      </text:list-level-style-bullet>
      <text:list-level-style-bullet text:level="8" text:style-name="WW8Num12z1" style:num-suffix="." text:bullet-char="o">
        <style:list-level-properties text:space-before="10.478cm" text:min-label-width="0.635cm"/>
        <style:text-properties style:font-name="Courier New1"/>
      </text:list-level-style-bullet>
      <text:list-level-style-bullet text:level="9" text:style-name="WW8Num12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588cm" text:min-label-width="0.635cm"/>
        <style:text-properties style:font-name="Symbol"/>
      </text:list-level-style-bullet>
      <text:list-level-style-bullet text:level="2" text:style-name="WW8Num13z1" style:num-suffix="." text:bullet-char="o">
        <style:list-level-properties text:space-before="2.858cm" text:min-label-width="0.635cm"/>
        <style:text-properties style:font-name="Courier New1"/>
      </text:list-level-style-bullet>
      <text:list-level-style-bullet text:level="3" text:style-name="WW8Num13z2" style:num-suffix="." text:bullet-char="">
        <style:list-level-properties text:space-before="4.128cm" text:min-label-width="0.635cm"/>
        <style:text-properties style:font-name="Wingdings"/>
      </text:list-level-style-bullet>
      <text:list-level-style-bullet text:level="4" text:style-name="WW8Num13z3" style:num-suffix="." text:bullet-char="">
        <style:list-level-properties text:space-before="5.398cm" text:min-label-width="0.635cm"/>
        <style:text-properties style:font-name="Symbol"/>
      </text:list-level-style-bullet>
      <text:list-level-style-bullet text:level="5" text:style-name="WW8Num13z1" style:num-suffix="." text:bullet-char="o">
        <style:list-level-properties text:space-before="6.668cm" text:min-label-width="0.635cm"/>
        <style:text-properties style:font-name="Courier New1"/>
      </text:list-level-style-bullet>
      <text:list-level-style-bullet text:level="6" text:style-name="WW8Num13z2" style:num-suffix="." text:bullet-char="">
        <style:list-level-properties text:space-before="7.938cm" text:min-label-width="0.635cm"/>
        <style:text-properties style:font-name="Wingdings"/>
      </text:list-level-style-bullet>
      <text:list-level-style-bullet text:level="7" text:style-name="WW8Num13z3" style:num-suffix="." text:bullet-char="">
        <style:list-level-properties text:space-before="9.208cm" text:min-label-width="0.635cm"/>
        <style:text-properties style:font-name="Symbol"/>
      </text:list-level-style-bullet>
      <text:list-level-style-bullet text:level="8" text:style-name="WW8Num13z1" style:num-suffix="." text:bullet-char="o">
        <style:list-level-properties text:space-before="10.478cm" text:min-label-width="0.635cm"/>
        <style:text-properties style:font-name="Courier New1"/>
      </text:list-level-style-bullet>
      <text:list-level-style-bullet text:level="9" text:style-name="WW8Num13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588cm" text:min-label-width="0.635cm"/>
        <style:text-properties style:font-name="Symbol"/>
      </text:list-level-style-bullet>
      <text:list-level-style-bullet text:level="2" text:style-name="WW8Num14z1" style:num-suffix="." text:bullet-char="o">
        <style:list-level-properties text:space-before="2.858cm" text:min-label-width="0.635cm"/>
        <style:text-properties style:font-name="Courier New1"/>
      </text:list-level-style-bullet>
      <text:list-level-style-bullet text:level="3" text:style-name="WW8Num14z2" style:num-suffix="." text:bullet-char="">
        <style:list-level-properties text:space-before="4.128cm" text:min-label-width="0.635cm"/>
        <style:text-properties style:font-name="Wingdings"/>
      </text:list-level-style-bullet>
      <text:list-level-style-bullet text:level="4" text:style-name="WW8Num14z0" style:num-suffix="." text:bullet-char="">
        <style:list-level-properties text:space-before="5.398cm" text:min-label-width="0.635cm"/>
        <style:text-properties style:font-name="Symbol"/>
      </text:list-level-style-bullet>
      <text:list-level-style-bullet text:level="5" text:style-name="WW8Num14z1" style:num-suffix="." text:bullet-char="o">
        <style:list-level-properties text:space-before="6.668cm" text:min-label-width="0.635cm"/>
        <style:text-properties style:font-name="Courier New1"/>
      </text:list-level-style-bullet>
      <text:list-level-style-bullet text:level="6" text:style-name="WW8Num14z2" style:num-suffix="." text:bullet-char="">
        <style:list-level-properties text:space-before="7.938cm" text:min-label-width="0.635cm"/>
        <style:text-properties style:font-name="Wingdings"/>
      </text:list-level-style-bullet>
      <text:list-level-style-bullet text:level="7" text:style-name="WW8Num14z0" style:num-suffix="." text:bullet-char="">
        <style:list-level-properties text:space-before="9.208cm" text:min-label-width="0.635cm"/>
        <style:text-properties style:font-name="Symbol"/>
      </text:list-level-style-bullet>
      <text:list-level-style-bullet text:level="8" text:style-name="WW8Num14z1" style:num-suffix="." text:bullet-char="o">
        <style:list-level-properties text:space-before="10.478cm" text:min-label-width="0.635cm"/>
        <style:text-properties style:font-name="Courier New1"/>
      </text:list-level-style-bullet>
      <text:list-level-style-bullet text:level="9" text:style-name="WW8Num14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588cm" text:min-label-width="0.635cm"/>
        <style:text-properties style:font-name="Symbol"/>
      </text:list-level-style-bullet>
      <text:list-level-style-bullet text:level="2" text:style-name="WW8Num16z1" style:num-suffix="." text:bullet-char="o">
        <style:list-level-properties text:space-before="2.858cm" text:min-label-width="0.635cm"/>
        <style:text-properties style:font-name="Courier New1"/>
      </text:list-level-style-bullet>
      <text:list-level-style-bullet text:level="3" text:style-name="WW8Num16z2" style:num-suffix="." text:bullet-char="">
        <style:list-level-properties text:space-before="4.128cm" text:min-label-width="0.635cm"/>
        <style:text-properties style:font-name="Wingdings"/>
      </text:list-level-style-bullet>
      <text:list-level-style-bullet text:level="4" text:style-name="WW8Num16z0" style:num-suffix="." text:bullet-char="">
        <style:list-level-properties text:space-before="5.398cm" text:min-label-width="0.635cm"/>
        <style:text-properties style:font-name="Symbol"/>
      </text:list-level-style-bullet>
      <text:list-level-style-bullet text:level="5" text:style-name="WW8Num16z1" style:num-suffix="." text:bullet-char="o">
        <style:list-level-properties text:space-before="6.668cm" text:min-label-width="0.635cm"/>
        <style:text-properties style:font-name="Courier New1"/>
      </text:list-level-style-bullet>
      <text:list-level-style-bullet text:level="6" text:style-name="WW8Num16z2" style:num-suffix="." text:bullet-char="">
        <style:list-level-properties text:space-before="7.938cm" text:min-label-width="0.635cm"/>
        <style:text-properties style:font-name="Wingdings"/>
      </text:list-level-style-bullet>
      <text:list-level-style-bullet text:level="7" text:style-name="WW8Num16z0" style:num-suffix="." text:bullet-char="">
        <style:list-level-properties text:space-before="9.208cm" text:min-label-width="0.635cm"/>
        <style:text-properties style:font-name="Symbol"/>
      </text:list-level-style-bullet>
      <text:list-level-style-bullet text:level="8" text:style-name="WW8Num16z1" style:num-suffix="." text:bullet-char="o">
        <style:list-level-properties text:space-before="10.478cm" text:min-label-width="0.635cm"/>
        <style:text-properties style:font-name="Courier New1"/>
      </text:list-level-style-bullet>
      <text:list-level-style-bullet text:level="9" text:style-name="WW8Num16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588cm" text:min-label-width="0.635cm"/>
        <style:text-properties style:font-name="Symbol"/>
      </text:list-level-style-bullet>
      <text:list-level-style-bullet text:level="2" text:style-name="WW8Num17z1" style:num-suffix="." text:bullet-char="o">
        <style:list-level-properties text:space-before="2.858cm" text:min-label-width="0.635cm"/>
        <style:text-properties style:font-name="Courier New1"/>
      </text:list-level-style-bullet>
      <text:list-level-style-bullet text:level="3" text:style-name="WW8Num17z2" style:num-suffix="." text:bullet-char="">
        <style:list-level-properties text:space-before="4.128cm" text:min-label-width="0.635cm"/>
        <style:text-properties style:font-name="Wingdings"/>
      </text:list-level-style-bullet>
      <text:list-level-style-bullet text:level="4" text:style-name="WW8Num17z0" style:num-suffix="." text:bullet-char="">
        <style:list-level-properties text:space-before="5.398cm" text:min-label-width="0.635cm"/>
        <style:text-properties style:font-name="Symbol"/>
      </text:list-level-style-bullet>
      <text:list-level-style-bullet text:level="5" text:style-name="WW8Num17z1" style:num-suffix="." text:bullet-char="o">
        <style:list-level-properties text:space-before="6.668cm" text:min-label-width="0.635cm"/>
        <style:text-properties style:font-name="Courier New1"/>
      </text:list-level-style-bullet>
      <text:list-level-style-bullet text:level="6" text:style-name="WW8Num17z2" style:num-suffix="." text:bullet-char="">
        <style:list-level-properties text:space-before="7.938cm" text:min-label-width="0.635cm"/>
        <style:text-properties style:font-name="Wingdings"/>
      </text:list-level-style-bullet>
      <text:list-level-style-bullet text:level="7" text:style-name="WW8Num17z0" style:num-suffix="." text:bullet-char="">
        <style:list-level-properties text:space-before="9.208cm" text:min-label-width="0.635cm"/>
        <style:text-properties style:font-name="Symbol"/>
      </text:list-level-style-bullet>
      <text:list-level-style-bullet text:level="8" text:style-name="WW8Num17z1" style:num-suffix="." text:bullet-char="o">
        <style:list-level-properties text:space-before="10.478cm" text:min-label-width="0.635cm"/>
        <style:text-properties style:font-name="Courier New1"/>
      </text:list-level-style-bullet>
      <text:list-level-style-bullet text:level="9" text:style-name="WW8Num17z2"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588cm" text:min-label-width="0.635cm"/>
      </text:list-level-style-number>
      <text:list-level-style-bullet text:level="2" text:style-name="WW8Num18z1" style:num-suffix="." text:bullet-char="">
        <style:list-level-properties text:space-before="2.858cm" text:min-label-width="0.635cm"/>
        <style:text-properties style:font-name="Symbol"/>
      </text:list-level-style-bullet>
      <text:list-level-style-bullet text:level="3" text:style-name="WW8Num18z2" style:num-suffix="." text:bullet-char="o">
        <style:list-level-properties text:space-before="4.445cm" text:min-label-width="0.635cm"/>
        <style:text-properties style:font-name="Courier New1"/>
      </text:list-level-style-bullet>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min-label-width="8.573cm" text:min-label-distance="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min-label-width="12.38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588cm" text:min-label-width="0.635cm"/>
      </text:list-level-style-number>
      <text:list-level-style-bullet text:level="2" text:style-name="WW8Num19z1" style:num-suffix="." text:bullet-char="">
        <style:list-level-properties text:space-before="2.858cm" text:min-label-width="0.635cm"/>
        <style:text-properties style:font-name="Symbol"/>
      </text:list-level-style-bullet>
      <text:list-level-style-number text:level="3" style:num-suffix="." style:num-format="i">
        <style:list-level-properties text:min-label-width="4.763cm" text:min-label-distance="0.318cm" fo:text-align="end"/>
      </text:list-level-style-number>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min-label-width="8.573cm" text:min-label-distance="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min-label-width="12.38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home/http/&lt;client&gt;/&lt;domaine&gt;/&lt;sous-dom&gt;/</dc:title>
    <meta:initial-creator>yod-po</meta:initial-creator>
    <meta:creation-date>2005-07-15T16:04:00</meta:creation-date>
    <dc:date>2007-02-18T12:29:10</dc:date>
    <meta:print-date>2005-08-05T15:01:00</meta:print-date>
    <dc:language>fr-FR</dc:language>
    <meta:editing-cycles>43</meta:editing-cycles>
    <meta:editing-duration>P1DT0H29M44S</meta:editing-duration>
    <meta:user-defined meta:name="Info 1"/>
    <meta:user-defined meta:name="Info 2"/>
    <meta:user-defined meta:name="Info 3"/>
    <meta:user-defined meta:name="Info 4"/>
    <meta:document-statistic meta:table-count="0" meta:image-count="0" meta:object-count="0" meta:page-count="13" meta:paragraph-count="364" meta:word-count="4335" meta:character-count="27292"/>
  </office:meta>
</office:document-meta>
</file>